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122cm" table:align="right"/>
    </style:style>
    <style:style style:name="Table1.A" style:family="table-column">
      <style:table-column-properties style:column-width="3.344cm"/>
    </style:style>
    <style:style style:name="Table1.B" style:family="table-column">
      <style:table-column-properties style:column-width="0.374cm"/>
    </style:style>
    <style:style style:name="Table1.C" style:family="table-column">
      <style:table-column-properties style:column-width="11.404cm"/>
    </style:style>
    <style:style style:name="Table1.A1" style:family="table-cell">
      <style:table-cell-properties fo:padding="0.097cm" fo:border="none"/>
    </style:style>
    <style:style style:name="P1" style:family="paragraph" style:parent-style-name="Standard">
      <style:text-properties officeooo:rsid="000d1c39" officeooo:paragraph-rsid="000d1c39"/>
    </style:style>
    <style:style style:name="P2" style:family="paragraph" style:parent-style-name="Standard">
      <style:text-properties officeooo:rsid="000ece29" officeooo:paragraph-rsid="000ece29"/>
    </style:style>
    <style:style style:name="P3" style:family="paragraph" style:parent-style-name="Standard">
      <style:text-properties officeooo:paragraph-rsid="001a3e64"/>
    </style:style>
    <style:style style:name="P4" style:family="paragraph" style:parent-style-name="Text_20_body">
      <style:paragraph-properties fo:margin-left="0cm" fo:margin-right="0cm" fo:text-indent="0cm" style:auto-text-indent="false"/>
      <style:text-properties officeooo:rsid="0011fd2d" officeooo:paragraph-rsid="0014e7ca"/>
    </style:style>
    <style:style style:name="P5" style:family="paragraph" style:parent-style-name="Text_20_body">
      <style:paragraph-properties fo:margin-left="0cm" fo:margin-right="0cm" fo:text-indent="0cm" style:auto-text-indent="false"/>
      <style:text-properties officeooo:rsid="0015a4da" officeooo:paragraph-rsid="0015a4da"/>
    </style:style>
    <style:style style:name="P6" style:family="paragraph" style:parent-style-name="Text_20_body">
      <style:paragraph-properties fo:margin-left="0cm" fo:margin-right="0cm" fo:text-indent="0cm" style:auto-text-indent="false"/>
      <style:text-properties officeooo:paragraph-rsid="001a3e64"/>
    </style:style>
    <style:style style:name="P7" style:family="paragraph" style:parent-style-name="Text_20_body">
      <style:paragraph-properties fo:margin-left="0cm" fo:margin-right="0cm" fo:text-indent="0cm" style:auto-text-indent="false"/>
      <style:text-properties officeooo:rsid="00195f27" officeooo:paragraph-rsid="001cf2bf"/>
    </style:style>
    <style:style style:name="P8" style:family="paragraph" style:parent-style-name="Text_20_body">
      <style:paragraph-properties fo:margin-left="0cm" fo:margin-right="0cm" fo:text-indent="0cm" style:auto-text-indent="false"/>
      <style:text-properties officeooo:rsid="00195f27" officeooo:paragraph-rsid="001e624a"/>
    </style:style>
    <style:style style:name="P9" style:family="paragraph" style:parent-style-name="Text_20_body">
      <style:paragraph-properties fo:margin-left="0cm" fo:margin-right="0cm" fo:text-indent="0cm" style:auto-text-indent="false"/>
      <style:text-properties officeooo:rsid="00195f27" officeooo:paragraph-rsid="0020a1a4"/>
    </style:style>
    <style:style style:name="P10" style:family="paragraph" style:parent-style-name="Text_20_body">
      <style:paragraph-properties fo:margin-left="0cm" fo:margin-right="0cm" fo:text-indent="0cm" style:auto-text-indent="false"/>
      <style:text-properties officeooo:rsid="00195f27" officeooo:paragraph-rsid="002877a8"/>
    </style:style>
    <style:style style:name="P11" style:family="paragraph" style:parent-style-name="Text_20_body">
      <style:paragraph-properties fo:margin-left="0cm" fo:margin-right="0cm" fo:text-indent="0cm" style:auto-text-indent="false"/>
      <style:text-properties officeooo:rsid="00195f27" officeooo:paragraph-rsid="00292193"/>
    </style:style>
    <style:style style:name="P12" style:family="paragraph" style:parent-style-name="Text_20_body">
      <style:paragraph-properties fo:margin-left="0cm" fo:margin-right="0cm" fo:text-indent="0cm" style:auto-text-indent="false"/>
      <style:text-properties officeooo:rsid="002877a8" officeooo:paragraph-rsid="001cf2bf"/>
    </style:style>
    <style:style style:name="P13" style:family="paragraph" style:parent-style-name="Text_20_body">
      <style:paragraph-properties fo:margin-left="0cm" fo:margin-right="0cm" fo:text-indent="0cm" style:auto-text-indent="false"/>
      <style:text-properties officeooo:rsid="001cf2bf" officeooo:paragraph-rsid="001cf2bf"/>
    </style:style>
    <style:style style:name="P14" style:family="paragraph" style:parent-style-name="Table_20_Contents">
      <style:text-properties officeooo:rsid="0015a4da" officeooo:paragraph-rsid="0015a4da"/>
    </style:style>
    <style:style style:name="P15" style:family="paragraph" style:parent-style-name="Table_20_Contents">
      <style:text-properties officeooo:rsid="00176a76" officeooo:paragraph-rsid="00176a76"/>
    </style:style>
    <style:style style:name="P16" style:family="paragraph" style:parent-style-name="Table_20_Contents">
      <style:text-properties officeooo:rsid="001cf2bf" officeooo:paragraph-rsid="001cf2bf"/>
    </style:style>
    <style:style style:name="P17" style:family="paragraph" style:parent-style-name="Text_20_body">
      <style:paragraph-properties fo:margin-left="1.251cm" fo:margin-right="0cm" fo:text-indent="0cm" style:auto-text-indent="false"/>
      <style:text-properties officeooo:paragraph-rsid="001a3e64"/>
    </style:style>
    <style:style style:name="P18" style:family="paragraph" style:parent-style-name="Text_20_body">
      <style:paragraph-properties fo:margin-left="1.251cm" fo:margin-right="0cm" fo:text-indent="0cm" style:auto-text-indent="false"/>
      <style:text-properties officeooo:rsid="0011fd2d" officeooo:paragraph-rsid="00133cfd"/>
    </style:style>
    <style:style style:name="P19" style:family="paragraph" style:parent-style-name="Text_20_body">
      <style:paragraph-properties fo:margin-left="1.251cm" fo:margin-right="0cm" fo:text-indent="0cm" style:auto-text-indent="false"/>
      <style:text-properties officeooo:rsid="001b8619" officeooo:paragraph-rsid="001b8619"/>
    </style:style>
    <style:style style:name="P20" style:family="paragraph" style:parent-style-name="Text_20_body">
      <style:paragraph-properties fo:margin-left="1.251cm" fo:margin-right="0cm" fo:text-indent="0cm" style:auto-text-indent="false"/>
      <style:text-properties fo:color="#0000ff" officeooo:paragraph-rsid="001a3e64"/>
    </style:style>
    <style:style style:name="P21" style:family="paragraph" style:parent-style-name="Text_20_body">
      <style:paragraph-properties fo:margin-left="1.251cm" fo:margin-right="0cm" fo:text-indent="0cm" style:auto-text-indent="false"/>
      <style:text-properties fo:color="#0000ff" officeooo:rsid="003781e7" officeooo:paragraph-rsid="003781e7"/>
    </style:style>
    <style:style style:name="P22" style:family="paragraph" style:parent-style-name="Text_20_body">
      <style:paragraph-properties fo:margin-left="1.251cm" fo:margin-right="0cm" fo:text-indent="0cm" style:auto-text-indent="false"/>
      <style:text-properties fo:color="#0000ff" officeooo:rsid="0037e354" officeooo:paragraph-rsid="0037e354"/>
    </style:style>
    <style:style style:name="P23" style:family="paragraph" style:parent-style-name="Text_20_body">
      <style:paragraph-properties fo:margin-left="1.251cm" fo:margin-right="0cm" fo:text-indent="0cm" style:auto-text-indent="false"/>
      <style:text-properties officeooo:paragraph-rsid="003781e7"/>
    </style:style>
    <style:style style:name="P24" style:family="paragraph" style:parent-style-name="Text_20_body">
      <style:paragraph-properties fo:margin-left="1.251cm" fo:margin-right="0cm" fo:text-indent="0cm" style:auto-text-indent="false"/>
      <style:text-properties officeooo:paragraph-rsid="0037e354"/>
    </style:style>
    <style:style style:name="P25" style:family="paragraph" style:parent-style-name="Standard">
      <style:paragraph-properties fo:margin-left="1.251cm" fo:margin-right="0cm" fo:line-height="100%" fo:text-indent="0cm" style:auto-text-indent="false"/>
      <style:text-properties officeooo:paragraph-rsid="0020a1a4"/>
    </style:style>
    <style:style style:name="P26" style:family="paragraph" style:parent-style-name="ParaAttribute4">
      <style:paragraph-properties fo:margin-left="1.251cm" fo:margin-right="0cm" fo:line-height="100%" fo:text-indent="0cm" style:auto-text-indent="false"/>
      <style:text-properties officeooo:paragraph-rsid="0020a1a4"/>
    </style:style>
    <style:style style:name="P27" style:family="paragraph" style:parent-style-name="Text_20_body">
      <style:paragraph-properties fo:margin-left="2.501cm" fo:margin-right="0cm" fo:text-indent="0cm" style:auto-text-indent="false"/>
      <style:text-properties officeooo:paragraph-rsid="001a3e64"/>
    </style:style>
    <style:style style:name="P28" style:family="paragraph" style:parent-style-name="Text_20_body">
      <style:paragraph-properties fo:margin-left="2.501cm" fo:margin-right="0cm" fo:text-indent="0cm" style:auto-text-indent="false"/>
      <style:text-properties officeooo:rsid="00201d8d" officeooo:paragraph-rsid="00201d8d"/>
    </style:style>
    <style:style style:name="P29" style:family="paragraph" style:parent-style-name="Text_20_body">
      <style:paragraph-properties fo:margin-left="2.501cm" fo:margin-right="0cm" fo:text-indent="0cm" style:auto-text-indent="false"/>
      <style:text-properties officeooo:rsid="00201d8d" officeooo:paragraph-rsid="0020a1a4"/>
    </style:style>
    <style:style style:name="P30" style:family="paragraph" style:parent-style-name="Text_20_body">
      <style:paragraph-properties fo:margin-left="2.501cm" fo:margin-right="0cm" fo:text-indent="0cm" style:auto-text-indent="false"/>
      <style:text-properties officeooo:rsid="00201d8d" officeooo:paragraph-rsid="00292193"/>
    </style:style>
    <style:style style:name="P31" style:family="paragraph" style:parent-style-name="Text_20_body">
      <style:paragraph-properties fo:margin-left="2.501cm" fo:margin-right="0cm" fo:text-align="start" style:justify-single-word="false" fo:text-indent="0cm" style:auto-text-indent="false"/>
      <style:text-properties officeooo:rsid="001cf2bf" officeooo:paragraph-rsid="001cf2bf"/>
    </style:style>
    <style:style style:name="P32" style:family="paragraph" style:parent-style-name="Text_20_body">
      <style:paragraph-properties fo:margin-left="2.501cm" fo:margin-right="0cm" fo:text-align="start" style:justify-single-word="false" fo:text-indent="0cm" style:auto-text-indent="false"/>
      <style:text-properties officeooo:rsid="001cf2bf" officeooo:paragraph-rsid="001e624a"/>
    </style:style>
    <style:style style:name="P33" style:family="paragraph" style:parent-style-name="Text_20_body">
      <style:paragraph-properties fo:margin-left="2.501cm" fo:margin-right="0cm" fo:text-align="start" style:justify-single-word="false" fo:text-indent="0cm" style:auto-text-indent="false"/>
      <style:text-properties officeooo:rsid="001cf2bf" officeooo:paragraph-rsid="0020a1a4"/>
    </style:style>
    <style:style style:name="P34" style:family="paragraph" style:parent-style-name="Text_20_body">
      <style:paragraph-properties fo:margin-left="2.501cm" fo:margin-right="0cm" fo:text-align="start" style:justify-single-word="false" fo:text-indent="0cm" style:auto-text-indent="false"/>
      <style:text-properties officeooo:rsid="001cf2bf" officeooo:paragraph-rsid="00292193"/>
    </style:style>
    <style:style style:name="P35" style:family="paragraph" style:parent-style-name="Text_20_body">
      <style:paragraph-properties fo:margin-left="2.501cm" fo:margin-right="0cm" fo:text-indent="0cm" style:auto-text-indent="false"/>
      <style:text-properties officeooo:rsid="001cf2bf" officeooo:paragraph-rsid="001e624a"/>
    </style:style>
    <style:style style:name="P36" style:family="paragraph" style:parent-style-name="Text_20_body">
      <style:paragraph-properties fo:margin-left="2.501cm" fo:margin-right="0cm" fo:text-indent="0cm" style:auto-text-indent="false"/>
      <style:text-properties officeooo:rsid="001cf2bf" officeooo:paragraph-rsid="0020a1a4"/>
    </style:style>
    <style:style style:name="P37" style:family="paragraph" style:parent-style-name="Text_20_body">
      <style:paragraph-properties fo:margin-left="2.501cm" fo:margin-right="0cm" fo:text-indent="0cm" style:auto-text-indent="false"/>
      <style:text-properties officeooo:rsid="001cf2bf" officeooo:paragraph-rsid="002967d8"/>
    </style:style>
    <style:style style:name="P38" style:family="paragraph" style:parent-style-name="Text_20_body">
      <style:paragraph-properties fo:margin-left="2.501cm" fo:margin-right="0cm" fo:text-align="start" style:justify-single-word="false" fo:text-indent="0cm" style:auto-text-indent="false"/>
      <style:text-properties officeooo:rsid="001e624a" officeooo:paragraph-rsid="0027bb2f"/>
    </style:style>
    <style:style style:name="P39" style:family="paragraph" style:parent-style-name="Text_20_body">
      <style:paragraph-properties fo:margin-left="2.501cm" fo:margin-right="0cm" fo:text-indent="0cm" style:auto-text-indent="false"/>
      <style:text-properties officeooo:rsid="002c4718" officeooo:paragraph-rsid="002c4718"/>
    </style:style>
    <style:style style:name="P40" style:family="paragraph" style:parent-style-name="Text_20_body">
      <style:paragraph-properties fo:margin-left="2.501cm" fo:margin-right="0cm" fo:text-indent="0cm" style:auto-text-indent="false"/>
      <style:text-properties officeooo:paragraph-rsid="003781e7"/>
    </style:style>
    <style:style style:name="P41" style:family="paragraph" style:parent-style-name="Text_20_body">
      <style:paragraph-properties fo:margin-left="2.501cm" fo:margin-right="0cm" fo:text-indent="0cm" style:auto-text-indent="false"/>
      <style:text-properties officeooo:paragraph-rsid="0037e354"/>
    </style:style>
    <style:style style:name="P42" style:family="paragraph" style:parent-style-name="ParaAttribute7">
      <style:paragraph-properties fo:margin-left="2.501cm" fo:margin-right="0cm" fo:line-height="100%" fo:text-indent="0cm" style:auto-text-indent="false"/>
      <style:text-properties officeooo:paragraph-rsid="0020a1a4"/>
    </style:style>
    <style:style style:name="P43" style:family="paragraph" style:parent-style-name="ParaAttribute7">
      <style:paragraph-properties fo:margin-left="2.501cm" fo:margin-right="0cm" fo:line-height="100%" fo:text-indent="0cm" style:auto-text-indent="false"/>
      <style:text-properties officeooo:paragraph-rsid="003317d8"/>
    </style:style>
    <style:style style:name="P44" style:family="paragraph" style:parent-style-name="Text_20_body">
      <style:paragraph-properties loext:contextual-spacing="false" fo:margin-left="2.501cm" fo:margin-right="0cm" fo:margin-top="0cm" fo:margin-bottom="0cm" style:contextual-spacing="false" fo:text-indent="0cm" style:auto-text-indent="false"/>
      <style:text-properties officeooo:paragraph-rsid="00347f67"/>
    </style:style>
    <style:style style:name="P45" style:family="paragraph" style:parent-style-name="Text_20_body">
      <style:paragraph-properties loext:contextual-spacing="false" fo:margin-left="2.501cm" fo:margin-right="0cm" fo:margin-top="0cm" fo:margin-bottom="0cm" style:contextual-spacing="false" fo:text-indent="0cm" style:auto-text-indent="false"/>
      <style:text-properties officeooo:paragraph-rsid="00358e45"/>
    </style:style>
    <style:style style:name="P46" style:family="paragraph" style:parent-style-name="Text_20_body">
      <style:paragraph-properties loext:contextual-spacing="false" fo:margin-left="2.501cm" fo:margin-right="0cm" fo:margin-top="0cm" fo:margin-bottom="0cm" style:contextual-spacing="false" fo:text-indent="0cm" style:auto-text-indent="false"/>
      <style:text-properties officeooo:paragraph-rsid="0035b3d1"/>
    </style:style>
    <style:style style:name="P47" style:family="paragraph" style:parent-style-name="Text_20_body">
      <style:paragraph-properties loext:contextual-spacing="false" fo:margin-left="2.501cm" fo:margin-right="0cm" fo:margin-top="0cm" fo:margin-bottom="0cm" style:contextual-spacing="false" fo:text-indent="0cm" style:auto-text-indent="false"/>
      <style:text-properties officeooo:paragraph-rsid="003781e7"/>
    </style:style>
    <style:style style:name="P48" style:family="paragraph" style:parent-style-name="Text_20_body">
      <style:paragraph-properties loext:contextual-spacing="false" fo:margin-left="2.501cm" fo:margin-right="0cm" fo:margin-top="0cm" fo:margin-bottom="0cm" style:contextual-spacing="false" fo:text-indent="0cm" style:auto-text-indent="false"/>
      <style:text-properties officeooo:paragraph-rsid="0037e354"/>
    </style:style>
    <style:style style:name="P49" style:family="paragraph" style:parent-style-name="Text_20_body">
      <style:paragraph-properties fo:margin-left="3.752cm" fo:margin-right="0cm" fo:text-indent="0cm" style:auto-text-indent="false"/>
      <style:text-properties officeooo:paragraph-rsid="001a3e64"/>
    </style:style>
    <style:style style:name="P50" style:family="paragraph" style:parent-style-name="Text_20_body">
      <style:paragraph-properties fo:margin-left="3.752cm" fo:margin-right="0cm" fo:text-align="start" style:justify-single-word="false" fo:text-indent="0cm" style:auto-text-indent="false"/>
      <style:text-properties officeooo:rsid="00195f27" officeooo:paragraph-rsid="001cf2bf"/>
    </style:style>
    <style:style style:name="P51" style:family="paragraph" style:parent-style-name="Text_20_body">
      <style:paragraph-properties fo:margin-left="3.752cm" fo:margin-right="0cm" fo:text-align="start" style:justify-single-word="false" fo:text-indent="0cm" style:auto-text-indent="false"/>
      <style:text-properties officeooo:rsid="00195f27" officeooo:paragraph-rsid="001e624a"/>
    </style:style>
    <style:style style:name="P52" style:family="paragraph" style:parent-style-name="Text_20_body">
      <style:paragraph-properties fo:margin-left="3.752cm" fo:margin-right="0cm" fo:text-align="start" style:justify-single-word="false" fo:text-indent="0cm" style:auto-text-indent="false"/>
      <style:text-properties officeooo:rsid="00195f27" officeooo:paragraph-rsid="001febfc"/>
    </style:style>
    <style:style style:name="P53" style:family="paragraph" style:parent-style-name="Text_20_body">
      <style:paragraph-properties fo:margin-left="3.752cm" fo:margin-right="0cm" fo:text-align="start" style:justify-single-word="false" fo:text-indent="0cm" style:auto-text-indent="false"/>
      <style:text-properties officeooo:rsid="00195f27" officeooo:paragraph-rsid="00201d8d"/>
    </style:style>
    <style:style style:name="P54" style:family="paragraph" style:parent-style-name="Text_20_body">
      <style:paragraph-properties fo:margin-left="3.752cm" fo:margin-right="0cm" fo:text-align="start" style:justify-single-word="false" fo:text-indent="0cm" style:auto-text-indent="false"/>
      <style:text-properties officeooo:rsid="00195f27" officeooo:paragraph-rsid="0020a1a4"/>
    </style:style>
    <style:style style:name="P55" style:family="paragraph" style:parent-style-name="Text_20_body">
      <style:paragraph-properties fo:margin-left="3.752cm" fo:margin-right="0cm" fo:text-align="start" style:justify-single-word="false" fo:text-indent="0cm" style:auto-text-indent="false"/>
      <style:text-properties officeooo:rsid="00195f27" officeooo:paragraph-rsid="00239807"/>
    </style:style>
    <style:style style:name="P56" style:family="paragraph" style:parent-style-name="Text_20_body">
      <style:paragraph-properties fo:margin-left="3.752cm" fo:margin-right="0cm" fo:text-align="start" style:justify-single-word="false" fo:text-indent="0cm" style:auto-text-indent="false"/>
      <style:text-properties officeooo:rsid="00195f27" officeooo:paragraph-rsid="002877a8"/>
    </style:style>
    <style:style style:name="P57" style:family="paragraph" style:parent-style-name="Text_20_body">
      <style:paragraph-properties fo:margin-left="3.752cm" fo:margin-right="0cm" fo:text-align="start" style:justify-single-word="false" fo:text-indent="0cm" style:auto-text-indent="false"/>
      <style:text-properties officeooo:rsid="00195f27" officeooo:paragraph-rsid="0029629b"/>
    </style:style>
    <style:style style:name="P58" style:family="paragraph" style:parent-style-name="Text_20_body">
      <style:paragraph-properties fo:margin-left="3.752cm" fo:margin-right="0cm" fo:text-indent="0cm" style:auto-text-indent="false"/>
      <style:text-properties officeooo:rsid="00195f27" officeooo:paragraph-rsid="0029629b"/>
    </style:style>
    <style:style style:name="P59" style:family="paragraph" style:parent-style-name="Text_20_body">
      <style:paragraph-properties fo:margin-left="3.752cm" fo:margin-right="0cm" fo:text-indent="0cm" style:auto-text-indent="false"/>
      <style:text-properties officeooo:rsid="001cf2bf" officeooo:paragraph-rsid="001cf2bf"/>
    </style:style>
    <style:style style:name="P60" style:family="paragraph" style:parent-style-name="Text_20_body">
      <style:paragraph-properties fo:margin-left="3.752cm" fo:margin-right="0cm" fo:text-indent="0cm" style:auto-text-indent="false"/>
      <style:text-properties officeooo:rsid="001cf2bf" officeooo:paragraph-rsid="00201d8d"/>
    </style:style>
    <style:style style:name="P61" style:family="paragraph" style:parent-style-name="Text_20_body">
      <style:paragraph-properties fo:margin-left="3.752cm" fo:margin-right="0cm" fo:text-indent="0cm" style:auto-text-indent="false"/>
      <style:text-properties officeooo:rsid="001cf2bf" officeooo:paragraph-rsid="0020a1a4"/>
    </style:style>
    <style:style style:name="P62" style:family="paragraph" style:parent-style-name="Text_20_body">
      <style:paragraph-properties fo:margin-left="3.752cm" fo:margin-right="0cm" fo:text-indent="0cm" style:auto-text-indent="false"/>
      <style:text-properties officeooo:rsid="001cf2bf" officeooo:paragraph-rsid="002967d8"/>
    </style:style>
    <style:style style:name="P63" style:family="paragraph" style:parent-style-name="Text_20_body">
      <style:paragraph-properties fo:margin-left="3.752cm" fo:margin-right="0cm" fo:text-align="start" style:justify-single-word="false" fo:text-indent="0cm" style:auto-text-indent="false"/>
      <style:text-properties officeooo:rsid="001e624a" officeooo:paragraph-rsid="002877a8"/>
    </style:style>
    <style:style style:name="P64" style:family="paragraph" style:parent-style-name="Text_20_body">
      <style:paragraph-properties fo:margin-left="3.752cm" fo:margin-right="0cm" fo:text-indent="0cm" style:auto-text-indent="false"/>
      <style:text-properties officeooo:rsid="001e624a" officeooo:paragraph-rsid="002967d8"/>
    </style:style>
    <style:style style:name="P65" style:family="paragraph" style:parent-style-name="Text_20_body">
      <style:paragraph-properties fo:margin-left="3.752cm" fo:margin-right="0cm" fo:text-indent="0cm" style:auto-text-indent="false"/>
      <style:text-properties officeooo:paragraph-rsid="002c4718"/>
    </style:style>
    <style:style style:name="P66" style:family="paragraph" style:parent-style-name="Text_20_body">
      <style:paragraph-properties fo:margin-left="3.752cm" fo:margin-right="0cm" fo:text-indent="0cm" style:auto-text-indent="false"/>
      <style:text-properties officeooo:paragraph-rsid="002f7159"/>
    </style:style>
    <style:style style:name="P67" style:family="paragraph" style:parent-style-name="Text_20_body">
      <style:paragraph-properties fo:margin-left="3.752cm" fo:margin-right="0cm" fo:text-indent="0cm" style:auto-text-indent="false"/>
      <style:text-properties officeooo:rsid="0030d28e" officeooo:paragraph-rsid="0030d28e"/>
    </style:style>
    <style:style style:name="P68" style:family="paragraph" style:parent-style-name="Text_20_body">
      <style:paragraph-properties fo:margin-left="3.752cm" fo:margin-right="0cm" fo:text-indent="0cm" style:auto-text-indent="false"/>
      <style:text-properties officeooo:paragraph-rsid="00324abf"/>
    </style:style>
    <style:style style:name="P69" style:family="paragraph" style:parent-style-name="Text_20_body">
      <style:paragraph-properties fo:margin-left="3.752cm" fo:margin-right="0cm" fo:text-indent="0cm" style:auto-text-indent="false"/>
      <style:text-properties officeooo:paragraph-rsid="003317d8"/>
    </style:style>
    <style:style style:name="P70" style:family="paragraph" style:parent-style-name="Text_20_body">
      <style:paragraph-properties fo:margin-left="3.752cm" fo:margin-right="0cm" fo:text-indent="0cm" style:auto-text-indent="false"/>
      <style:text-properties officeooo:paragraph-rsid="00358e45"/>
    </style:style>
    <style:style style:name="P71" style:family="paragraph" style:parent-style-name="Text_20_body">
      <style:paragraph-properties fo:margin-left="3.752cm" fo:margin-right="0cm" fo:text-indent="0cm" style:auto-text-indent="false"/>
      <style:text-properties officeooo:paragraph-rsid="0035b3d1"/>
    </style:style>
    <style:style style:name="P72" style:family="paragraph" style:parent-style-name="Text_20_body">
      <style:paragraph-properties fo:margin-left="3.752cm" fo:margin-right="0cm" fo:text-indent="0cm" style:auto-text-indent="false"/>
      <style:text-properties officeooo:paragraph-rsid="003781e7"/>
    </style:style>
    <style:style style:name="P73" style:family="paragraph" style:parent-style-name="Text_20_body">
      <style:paragraph-properties fo:margin-left="3.752cm" fo:margin-right="0cm" fo:text-indent="0cm" style:auto-text-indent="false"/>
      <style:text-properties officeooo:paragraph-rsid="0037e354"/>
    </style:style>
    <style:style style:name="P74" style:family="paragraph" style:parent-style-name="Text_20_body">
      <style:paragraph-properties fo:margin-left="3.752cm" fo:margin-right="0cm" fo:text-indent="0cm" style:auto-text-indent="false"/>
      <style:text-properties officeooo:paragraph-rsid="00390f6a"/>
    </style:style>
    <style:style style:name="P75" style:family="paragraph" style:parent-style-name="ParaAttribute8">
      <style:paragraph-properties fo:margin-left="3.752cm" fo:margin-right="0cm" fo:line-height="100%" fo:text-indent="0cm" style:auto-text-indent="false"/>
      <style:text-properties officeooo:paragraph-rsid="0020a1a4"/>
    </style:style>
    <style:style style:name="P76" style:family="paragraph" style:parent-style-name="ParaAttribute8">
      <style:paragraph-properties fo:margin-left="6.35cm" fo:margin-right="0cm" fo:line-height="100%" fo:text-indent="0cm" style:auto-text-indent="false"/>
      <style:text-properties officeooo:paragraph-rsid="0020a1a4"/>
    </style:style>
    <style:style style:name="P77" style:family="paragraph" style:parent-style-name="ParaAttribute8">
      <style:paragraph-properties fo:margin-left="5.08cm" fo:margin-right="0cm" fo:line-height="100%" fo:text-indent="0cm" style:auto-text-indent="false"/>
      <style:text-properties officeooo:paragraph-rsid="0020a1a4"/>
    </style:style>
    <style:style style:name="P78" style:family="paragraph" style:parent-style-name="ParaAttribute8">
      <style:paragraph-properties fo:margin-left="5.08cm" fo:margin-right="0cm" fo:line-height="100%" fo:text-indent="0cm" style:auto-text-indent="false"/>
      <style:text-properties officeooo:paragraph-rsid="002f7159"/>
    </style:style>
    <style:style style:name="P79" style:family="paragraph" style:parent-style-name="ParaAttribute8">
      <style:paragraph-properties fo:margin-left="5.08cm" fo:margin-right="0cm" fo:line-height="100%" fo:text-indent="0cm" style:auto-text-indent="false"/>
      <style:text-properties officeooo:paragraph-rsid="00324abf"/>
    </style:style>
    <style:style style:name="P80" style:family="paragraph" style:parent-style-name="ParaAttribute8">
      <style:paragraph-properties fo:margin-left="5.08cm" fo:margin-right="0cm" fo:line-height="100%" fo:text-indent="0cm" style:auto-text-indent="false"/>
      <style:text-properties officeooo:paragraph-rsid="00347f67"/>
    </style:style>
    <style:style style:name="P81" style:family="paragraph" style:parent-style-name="ParaAttribute8">
      <style:paragraph-properties fo:margin-left="5.08cm" fo:margin-right="0cm" fo:line-height="100%" fo:text-indent="0cm" style:auto-text-indent="false"/>
      <style:text-properties officeooo:paragraph-rsid="00358e45"/>
    </style:style>
    <style:style style:name="P82" style:family="paragraph" style:parent-style-name="ParaAttribute8">
      <style:paragraph-properties fo:margin-left="5.08cm" fo:margin-right="0cm" fo:line-height="100%" fo:text-indent="0cm" style:auto-text-indent="false"/>
      <style:text-properties officeooo:paragraph-rsid="0035b3d1"/>
    </style:style>
    <style:style style:name="P83" style:family="paragraph" style:parent-style-name="ParaAttribute8">
      <style:paragraph-properties fo:margin-left="5.08cm" fo:margin-right="0cm" fo:line-height="100%" fo:text-indent="0cm" style:auto-text-indent="false"/>
      <style:text-properties officeooo:paragraph-rsid="003781e7"/>
    </style:style>
    <style:style style:name="P84" style:family="paragraph" style:parent-style-name="ParaAttribute8">
      <style:paragraph-properties fo:margin-left="5.08cm" fo:margin-right="0cm" fo:line-height="100%" fo:text-indent="0cm" style:auto-text-indent="false"/>
      <style:text-properties officeooo:paragraph-rsid="0037e354"/>
    </style:style>
    <style:style style:name="P85" style:family="paragraph" style:parent-style-name="Text_20_body">
      <style:paragraph-properties fo:margin-left="6.253cm" fo:margin-right="0cm" fo:text-indent="0cm" style:auto-text-indent="false"/>
      <style:text-properties officeooo:paragraph-rsid="003781e7"/>
    </style:style>
    <style:style style:name="P86" style:family="paragraph" style:parent-style-name="Text_20_body">
      <style:paragraph-properties fo:margin-left="6.253cm" fo:margin-right="0cm" fo:text-indent="0cm" style:auto-text-indent="false"/>
      <style:text-properties officeooo:paragraph-rsid="00394793"/>
    </style:style>
    <style:style style:name="P87" style:family="paragraph" style:parent-style-name="ParaAttribute8">
      <style:paragraph-properties fo:margin-left="6.253cm" fo:margin-right="0cm" fo:line-height="100%" fo:text-indent="0cm" style:auto-text-indent="false"/>
      <style:text-properties officeooo:paragraph-rsid="002877a8"/>
    </style:style>
    <style:style style:name="P88" style:family="paragraph" style:parent-style-name="ParaAttribute8">
      <style:paragraph-properties fo:margin-left="6.253cm" fo:margin-right="0cm" fo:line-height="100%" fo:text-indent="0cm" style:auto-text-indent="false"/>
      <style:text-properties officeooo:paragraph-rsid="0020a1a4"/>
    </style:style>
    <style:style style:name="P89" style:family="paragraph" style:parent-style-name="ParaAttribute8">
      <style:paragraph-properties fo:margin-left="6.253cm" fo:margin-right="0cm" fo:line-height="100%" fo:text-indent="0cm" style:auto-text-indent="false"/>
      <style:text-properties officeooo:paragraph-rsid="002f7159"/>
    </style:style>
    <style:style style:name="P90" style:family="paragraph" style:parent-style-name="ParaAttribute8">
      <style:paragraph-properties fo:margin-left="6.253cm" fo:margin-right="0cm" fo:line-height="100%" fo:text-indent="0cm" style:auto-text-indent="false"/>
      <style:text-properties officeooo:paragraph-rsid="0037e354"/>
    </style:style>
    <style:style style:name="P91" style:family="paragraph" style:parent-style-name="ParaAttribute7">
      <style:paragraph-properties fo:margin-left="6.253cm" fo:margin-right="0cm" fo:line-height="100%" fo:text-indent="0cm" style:auto-text-indent="false"/>
      <style:text-properties officeooo:paragraph-rsid="00324abf"/>
    </style:style>
    <style:style style:name="P92" style:family="paragraph" style:parent-style-name="Text_20_body">
      <style:paragraph-properties fo:margin-left="7.504cm" fo:margin-right="0cm" fo:text-indent="0cm" style:auto-text-indent="false"/>
      <style:text-properties officeooo:paragraph-rsid="00347f67"/>
    </style:style>
    <style:style style:name="P93" style:family="paragraph" style:parent-style-name="Text_20_body">
      <style:paragraph-properties fo:margin-left="7.504cm" fo:margin-right="0cm" fo:text-indent="0cm" style:auto-text-indent="false"/>
      <style:text-properties officeooo:paragraph-rsid="00358e45"/>
    </style:style>
    <style:style style:name="P94" style:family="paragraph" style:parent-style-name="ParaAttribute8">
      <style:paragraph-properties fo:margin-left="7.504cm" fo:margin-right="0cm" fo:line-height="100%" fo:text-indent="0cm" style:auto-text-indent="false"/>
      <style:text-properties officeooo:paragraph-rsid="003781e7"/>
    </style:style>
    <style:style style:name="P95" style:family="paragraph" style:parent-style-name="ParaAttribute8">
      <style:paragraph-properties fo:margin-left="5.002cm" fo:margin-right="0cm" fo:line-height="100%" fo:text-indent="0cm" style:auto-text-indent="false"/>
      <style:text-properties officeooo:paragraph-rsid="002877a8"/>
    </style:style>
    <style:style style:name="P96" style:family="paragraph" style:parent-style-name="Text_20_body">
      <style:paragraph-properties fo:margin-left="2.501cm" fo:margin-right="0cm" fo:text-indent="0cm" style:auto-text-indent="false"/>
      <style:text-properties officeooo:rsid="001cf2bf" officeooo:paragraph-rsid="002967d8"/>
    </style:style>
    <style:style style:name="P97" style:family="paragraph" style:parent-style-name="Text_20_body">
      <style:paragraph-properties fo:margin-left="0cm" fo:margin-right="0cm" fo:margin-top="0cm" fo:margin-bottom="0cm" style:contextual-spacing="false" fo:text-indent="0cm" style:auto-text-indent="false">
        <style:tab-stops/>
      </style:paragraph-properties>
      <style:text-properties officeooo:paragraph-rsid="0040404e"/>
    </style:style>
    <style:style style:name="P98" style:family="paragraph" style:parent-style-name="Text_20_body">
      <style:paragraph-properties fo:margin-left="0cm" fo:margin-right="0cm" fo:margin-top="0cm" fo:margin-bottom="0cm" style:contextual-spacing="false" fo:text-indent="0cm" style:auto-text-indent="false"/>
      <style:text-properties officeooo:paragraph-rsid="003e1e34"/>
    </style:style>
    <style:style style:name="P99" style:family="paragraph" style:parent-style-name="Standard" style:list-style-name="WWNum1">
      <style:text-properties officeooo:rsid="000d1c39" officeooo:paragraph-rsid="0040404e"/>
    </style:style>
    <style:style style:name="P100" style:family="paragraph" style:parent-style-name="Standard" style:master-page-name="">
      <style:paragraph-properties style:page-number="auto"/>
      <style:text-properties officeooo:rsid="000d1c39" officeooo:paragraph-rsid="000d1c39"/>
    </style:style>
    <style:style style:name="P101" style:family="paragraph" style:parent-style-name="Heading_20_1" style:list-style-name="WWNum1">
      <style:paragraph-properties loext:contextual-spacing="false" fo:margin-top="0.423cm" fo:margin-bottom="0.212cm" style:contextual-spacing="false"/>
      <style:text-properties officeooo:rsid="0014e7ca" officeooo:paragraph-rsid="003e1e34"/>
    </style:style>
    <style:style style:name="T1" style:family="text">
      <style:text-properties officeooo:rsid="000ece29"/>
    </style:style>
    <style:style style:name="T2" style:family="text">
      <style:text-properties officeooo:rsid="00109e51"/>
    </style:style>
    <style:style style:name="T3" style:family="text">
      <style:text-properties officeooo:rsid="0011fd2d"/>
    </style:style>
    <style:style style:name="T4" style:family="text">
      <style:text-properties officeooo:rsid="00176a76"/>
    </style:style>
    <style:style style:name="T5" style:family="text">
      <style:text-properties officeooo:rsid="001cf2bf"/>
    </style:style>
    <style:style style:name="T6" style:family="text">
      <style:text-properties fo:color="#0000ff"/>
    </style:style>
    <style:style style:name="T7" style:family="text">
      <style:text-properties fo:color="#0000ff" officeooo:rsid="001cf2bf"/>
    </style:style>
    <style:style style:name="T8" style:family="text">
      <style:text-properties fo:color="#0000ff" officeooo:rsid="001febfc"/>
    </style:style>
    <style:style style:name="T9" style:family="text">
      <style:text-properties fo:color="#0000ff" fo:font-size="12pt" style:font-size-asian="12pt" style:font-size-complex="12pt"/>
    </style:style>
    <style:style style:name="T10" style:family="text">
      <style:text-properties fo:color="#0000ff" fo:font-size="12pt" officeooo:rsid="002877a8" style:font-size-asian="12pt" style:font-size-complex="12pt"/>
    </style:style>
    <style:style style:name="T11" style:family="text">
      <style:text-properties fo:color="#0000ff" fo:font-size="12pt" officeooo:rsid="002f7159" style:font-size-asian="12pt" style:font-size-complex="12pt"/>
    </style:style>
    <style:style style:name="T12" style:family="text">
      <style:text-properties fo:color="#0000ff" fo:font-size="12pt" officeooo:rsid="00347f67" style:font-size-asian="12pt" style:font-size-complex="12pt"/>
    </style:style>
    <style:style style:name="T13" style:family="text">
      <style:text-properties fo:color="#0000ff" fo:font-size="12pt" officeooo:rsid="0035b3d1" style:font-size-asian="12pt" style:font-size-complex="12pt"/>
    </style:style>
    <style:style style:name="T14" style:family="text">
      <style:text-properties fo:color="#0000ff" fo:font-size="12pt" officeooo:rsid="003781e7" style:font-size-asian="12pt" style:font-size-complex="12pt"/>
    </style:style>
    <style:style style:name="T15" style:family="text">
      <style:text-properties fo:color="#0000ff" fo:font-size="12pt" officeooo:rsid="0037e354" style:font-size-asian="12pt" style:font-size-complex="12pt"/>
    </style:style>
    <style:style style:name="T16" style:family="text">
      <style:text-properties fo:color="#0000ff" fo:font-size="12pt" officeooo:rsid="00394793" style:font-size-asian="12pt" style:font-size-complex="12pt"/>
    </style:style>
    <style:style style:name="T17" style:family="text">
      <style:text-properties fo:color="#0000ff" officeooo:rsid="0020a1a4"/>
    </style:style>
    <style:style style:name="T18" style:family="text">
      <style:text-properties fo:color="#0000ff" officeooo:rsid="00201d8d"/>
    </style:style>
    <style:style style:name="T19" style:family="text">
      <style:text-properties fo:color="#0000ff" officeooo:rsid="00239807"/>
    </style:style>
    <style:style style:name="T20" style:family="text">
      <style:text-properties fo:color="#0000ff" officeooo:rsid="0027bb2f"/>
    </style:style>
    <style:style style:name="T21" style:family="text">
      <style:text-properties fo:color="#0000ff" officeooo:rsid="00292193"/>
    </style:style>
    <style:style style:name="T22" style:family="text">
      <style:text-properties fo:color="#0000ff" officeooo:rsid="0029629b"/>
    </style:style>
    <style:style style:name="T23" style:family="text">
      <style:text-properties fo:color="#0000ff" officeooo:rsid="003781e7"/>
    </style:style>
    <style:style style:name="T24" style:family="text">
      <style:text-properties fo:color="#0000ff" officeooo:rsid="0037e354"/>
    </style:style>
    <style:style style:name="T25" style:family="text">
      <style:text-properties fo:font-size="12pt" style:font-size-asian="12pt" style:font-size-complex="12pt"/>
    </style:style>
    <style:style style:name="T26" style:family="text">
      <style:text-properties fo:font-size="12pt" officeooo:rsid="002c4718" style:font-size-asian="12pt" style:font-size-complex="12pt"/>
    </style:style>
    <style:style style:name="T27" style:family="text">
      <style:text-properties fo:font-size="12pt" officeooo:rsid="00324abf" style:font-size-asian="12pt" style:font-size-complex="12pt"/>
    </style:style>
    <style:style style:name="T28" style:family="text">
      <style:text-properties fo:font-size="12pt" officeooo:rsid="003317d8" style:font-size-asian="12pt" style:font-size-complex="12pt"/>
    </style:style>
    <style:style style:name="T29" style:family="text">
      <style:text-properties fo:font-size="12pt" officeooo:rsid="003781e7" style:font-size-asian="12pt" style:font-size-complex="12pt"/>
    </style:style>
    <style:style style:name="T30" style:family="text">
      <style:text-properties fo:font-size="12pt" officeooo:rsid="003a7589" style:font-size-asian="12pt" style:font-size-complex="12pt"/>
    </style:style>
    <style:style style:name="T31" style:family="text">
      <style:text-properties fo:color="#3333ff" officeooo:rsid="001cf2bf"/>
    </style:style>
    <style:style style:name="T32" style:family="text">
      <style:text-properties fo:color="#3333ff" officeooo:rsid="001febfc"/>
    </style:style>
    <style:style style:name="T33" style:family="text">
      <style:text-properties fo:color="#3333ff" officeooo:rsid="00239807"/>
    </style:style>
    <style:style style:name="T34" style:family="text">
      <style:text-properties fo:color="#3333ff" officeooo:rsid="0029629b"/>
    </style:style>
    <style:style style:name="T35" style:family="text">
      <style:text-properties officeooo:rsid="0027bb2f"/>
    </style:style>
    <style:style style:name="T36" style:family="text">
      <style:text-properties style:use-window-font-color="true" officeooo:rsid="0020a1a4"/>
    </style:style>
    <style:style style:name="T37" style:family="text">
      <style:text-properties style:use-window-font-color="true" officeooo:rsid="0027bb2f"/>
    </style:style>
    <style:style style:name="T38" style:family="text">
      <style:text-properties style:use-window-font-color="true" officeooo:rsid="002877a8"/>
    </style:style>
    <style:style style:name="T39" style:family="text">
      <style:text-properties officeooo:rsid="002877a8"/>
    </style:style>
    <style:style style:name="T40" style:family="text">
      <style:text-properties officeooo:rsid="0029629b"/>
    </style:style>
    <style:style style:name="T41" style:family="text">
      <style:text-properties officeooo:rsid="002967d8"/>
    </style:style>
    <style:style style:name="T42" style:family="text">
      <style:text-properties officeooo:rsid="002c4718"/>
    </style:style>
    <style:style style:name="T43" style:family="text">
      <style:text-properties officeooo:rsid="002e06ef"/>
    </style:style>
    <style:style style:name="T44" style:family="text">
      <style:text-properties officeooo:rsid="0030d28e"/>
    </style:style>
    <style:style style:name="T45" style:family="text">
      <style:text-properties officeooo:rsid="003781e7"/>
    </style:style>
    <style:style style:name="T46" style:family="text">
      <style:text-properties officeooo:rsid="0037e354"/>
    </style:style>
    <style:style style:name="T47" style:family="text">
      <style:text-properties officeooo:rsid="003e1e34"/>
    </style:style>
    <style:style style:name="T48" style:family="text">
      <style:text-properties officeooo:rsid="003febe6"/>
    </style:style>
    <style:style style:name="T49" style:family="text">
      <style:text-properties officeooo:rsid="0040404e"/>
    </style:style>
    <style:style style:name="T50" style:family="text">
      <style:text-properties officeooo:rsid="004135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itle">Interface à la base de données</text:p>
      <text:p text:style-name="P1"/>
      <text:p text:style-name="P1"/>
      <text:p text:style-name="P1"><text:tab/>L'interface à la base de données se compose de trois parties : une partie serveur et deux partie client, l'une en java pour android, l'autre en javaScript pour la page web.</text:p>
      <text:p text:style-name="P1"/>
      <text:p text:style-name="P100"><text:tab/>La partie serveur se fait via des scripts PHP. <text:s/>Il existe deux scripts PHP, le premier pour écrire dans les tables de la BD est le plus souvent adressée par la page web, le second script sert à la lecture et est, pour l'heure, principale utilisé par le client android. <text:s/><text:span text:style-name="T1">Toutes les requêtes au script PHP se reçoivent une structure JSON en réponse.</text:span></text:p>
      <text:p text:style-name="P1"/>
      <text:p text:style-name="P2"><text:tab/>Les partie clients Android se fait via une série de classes DbAccess. <text:s/><text:span text:style-name="T2">Ces classes supportent 2 type de bases de données : une locale et une distante. <text:s/>Le module d'accès distant envois les requêtes aux scripts PHP et décodent les réponses retournées pour encapsuler, s'il y a lieu, le résultat dans des classes facile à manipuler par l'interface usager. <text:s/>Le module d'accès local, gère, sous SQLite, une image qui est un sous ensemble de la base de donnés distante.</text:span></text:p>
      <text:p text:style-name="P2"/>
      <text:h text:style-name="Heading_20_1" text:outline-level="1"><text:span text:style-name="T2">P</text:span>HP</text:h>
      <text:p text:style-name="Text_20_body"><text:span text:style-name="T3"><text:tab/>Toutes les requêtes aux scripts PHP reçoivent une réponse en format JSON du type :</text:span></text:p>
      <text:p text:style-name="P18"><text:tab/>{«Status» : «Success/Fail», [data]}</text:p>
      <text:p text:style-name="P19">Si le <text:span text:style-name="T3">«Status» </text:span>est «Fail», data sera un message d'erreur de la forme :</text:p>
      <text:p text:style-name="P19"><text:tab/>«errMsg» : «message identifiant l'erreur»</text:p>
      <text:p text:style-name="P19">autrement data variera selon le type de requête effectuée.</text:p>
      <text:p text:style-name="P19"/>
      <text:p text:style-name="P4"><text:tab/>Il existe 4 scripts PHP : </text:p>
      <table:table table:name="Table1" table:style-name="Table1">
        <table:table-column table:style-name="Table1.A"/>
        <table:table-column table:style-name="Table1.B"/>
        <table:table-column table:style-name="Table1.C"/>
        <table:table-row>
          <table:table-cell table:style-name="Table1.A1" office:value-type="string">
            <text:p text:style-name="P14"><text:span text:style-name="T4">i</text:span>ndex.pĥp</text:p>
          </table:table-cell>
          <table:table-cell table:style-name="Table1.A1" office:value-type="string">
            <text:p text:style-name="P14">-</text:p>
          </table:table-cell>
          <table:table-cell table:style-name="Table1.A1" office:value-type="string">
            <text:p text:style-name="P5">Sert principalement à permettre au client de valider la présence du serveur, prévient une forme superficielle de hackage.</text:p>
          </table:table-cell>
        </table:table-row>
        <table:table-row>
          <table:table-cell table:style-name="Table1.A1" office:value-type="string">
            <text:p text:style-name="P14"><text:span text:style-name="T4">c</text:span>onnexion.php</text:p>
          </table:table-cell>
          <table:table-cell table:style-name="Table1.A1" office:value-type="string">
            <text:p text:style-name="P14">-</text:p>
          </table:table-cell>
          <table:table-cell table:style-name="Table1.A1" office:value-type="string">
            <text:p text:style-name="P14">Établi la connexion avec la base de donnée.</text:p>
            <text:p text:style-name="P16">Possède les fonctions communes à tout les accès à la base de données</text:p>
          </table:table-cell>
        </table:table-row>
        <table:table-row>
          <table:table-cell table:style-name="Table1.A1" office:value-type="string">
            <text:p text:style-name="P14">Writer.php</text:p>
          </table:table-cell>
          <table:table-cell table:style-name="Table1.A1" office:value-type="string">
            <text:p text:style-name="P14">-</text:p>
          </table:table-cell>
          <table:table-cell table:style-name="Table1.A1" office:value-type="string">
            <text:p text:style-name="P15">Script permettant d'écrire dans la base de données.</text:p>
          </table:table-cell>
        </table:table-row>
        <table:table-row>
          <table:table-cell table:style-name="Table1.A1" office:value-type="string">
            <text:p text:style-name="P14">Reader.<text:span text:style-name="T4">php</text:span></text:p>
          </table:table-cell>
          <table:table-cell table:style-name="Table1.A1" office:value-type="string">
            <text:p text:style-name="P14">-</text:p>
          </table:table-cell>
          <table:table-cell table:style-name="Table1.A1" office:value-type="string">
            <text:p text:style-name="P15">Script de lecture de la base de données.</text:p>
          </table:table-cell>
        </table:table-row>
      </table:table>
      <text:p text:style-name="P4"/>
      <text:p text:style-name="P10"><text:tab/>Les deux dernier fichier sont ceux actuellement adressé par les diverse applications client. </text:p>
      <text:h text:style-name="Heading_20_2" text:outline-level="2"><text:soft-page-break/><text:span text:style-name="T39">Writer.PHP</text:span> </text:h>
      <text:p text:style-name="P10">Le script «Writer.php» est le plus simple. Les routines ont une correspondance 1 pour 1 avec les tables de la base de données. Ses routines sont :</text:p>
      <text:p text:style-name="P10"/>
      <text:p text:style-name="P7"><text:tab/><text:span text:style-name="T7">newLigue</text:span><text:span text:style-name="T5"> – Permet </text:span>Permet d'inscrire une nouvelle ligue. </text:p>
      <text:p text:style-name="P31">Paramètres :</text:p>
      <text:p text:style-name="P50"><text:span text:style-name="T5">- </text:span><text:span text:style-name="T7">Nom_Ligue</text:span><text:span text:style-name="T5"> – le nom de la ligue, type String</text:span></text:p>
      <text:p text:style-name="P50"><text:span text:style-name="T5">- </text:span><text:span text:style-name="T7">ID_Personne</text:span><text:span text:style-name="T5"> – identifiant du gestionnaire de la ligue, type Int.</text:span></text:p>
      <text:p text:style-name="P35">Si «Status» est «Success», retourne le nouvel identifiant de la ligue sous la forme :</text:p>
      <text:p text:style-name="P59">«Id» : «identifiant»</text:p>
      <text:p text:style-name="P28"><text:span text:style-name="T5">S</text:span>et identifiant sera désigné ID_Ligue.</text:p>
      <text:p text:style-name="P13"/>
      <text:p text:style-name="P7"><text:tab/><text:span text:style-name="T6">newPersonne</text:span><text:span text:style-name="T5"> – </text:span>Permet d'inscrire une nouvelle fiche Personne. </text:p>
      <text:p text:style-name="P31">Paramètres :</text:p>
      <text:p text:style-name="P50"><text:span text:style-name="T5">- </text:span><text:span text:style-name="T6">Nom</text:span><text:span text:style-name="T5"> – Nom de famille de la personne, type String</text:span></text:p>
      <text:p text:style-name="P50"><text:span text:style-name="T5">- </text:span><text:span text:style-name="T7">prenom</text:span><text:span text:style-name="T5"> – Prénom de la personne, type String</text:span></text:p>
      <text:p text:style-name="P53"><text:span text:style-name="T5">- </text:span><text:span text:style-name="T7">Date_Naissance</text:span><text:span text:style-name="T5"> – Nom de famille de la personne, type Date (facultatif)</text:span></text:p>
      <text:p text:style-name="P53"><text:span text:style-name="T5">- </text:span><text:span text:style-name="T7">telephone</text:span><text:span text:style-name="T5"> – numéro de téléphone, type String. (facultatif)</text:span></text:p>
      <text:p text:style-name="P53"><text:span text:style-name="T5">- </text:span><text:span text:style-name="T7">courriel</text:span><text:span text:style-name="T5"> – adresse courriel de la personne, type String. (facultatif)</text:span></text:p>
      <text:p text:style-name="P53"><text:span text:style-name="T5">- </text:span><text:span text:style-name="T7">adresse</text:span><text:span text:style-name="T5"> – son adresse, type String. (facultatif)</text:span></text:p>
      <text:p text:style-name="P32">Seul les nom et prénom doivent absolument être présent pour créer l'entrée dans la table.</text:p>
      <text:p text:style-name="P35">Si «Status» est «Success», retourne le nouvel identifiant de la personne sous la forme :</text:p>
      <text:p text:style-name="P60">«Id» : «identifiant»</text:p>
      <text:p text:style-name="P28"><text:span text:style-name="T5">Set identifiant sera désigné ID_</text:span>Personne.</text:p>
      <text:p text:style-name="P8"/>
      <text:p text:style-name="P8"><text:tab/><text:span text:style-name="T6">newEquipe</text:span><text:span text:style-name="T5"> – Enregistre une nouvelle équipe, liée à un ligue et une sous-ligue</text:span>. </text:p>
      <text:p text:style-name="P32">Paramètres :</text:p>
      <text:p text:style-name="P52"><text:span text:style-name="T5">- </text:span><text:span text:style-name="T8">Nom_Equipe</text:span><text:span text:style-name="T5"> – Nom de l'équipe , type String</text:span></text:p>
      <text:p text:style-name="P52"><text:span text:style-name="T5">- </text:span><text:span text:style-name="T8">ID_Ligue</text:span><text:span text:style-name="T5"> – identifiant de la ligue à laquelle appartient l'équipe, type Int</text:span></text:p>
      <text:p text:style-name="P53"><text:span text:style-name="T5">- </text:span><text:span text:style-name="T8">ID_SousLigue</text:span><text:span text:style-name="T5"> – identifiant de la sous-ligue à laquelle appartient l'équipe, type Int (facultatif)</text:span></text:p>
      <text:p text:style-name="P35">Si «Status» est «Success», retourne le nouvel identifiant de l'équipe sous la forme :</text:p>
      <text:p text:style-name="P60">«Id» : «identifiant»</text:p>
      <text:p text:style-name="P28"><text:span text:style-name="T5">Set identifiant sera désigné ID_</text:span>Equipe.</text:p>
      <text:p text:style-name="P8"/>
      <text:p text:style-name="P8"><text:soft-page-break/><text:tab/><text:span text:style-name="T6">newAlignement</text:span><text:span text:style-name="T5"> – Inscrit une nouvelle entrée dans la table des Alignements</text:span></text:p>
      <text:p text:style-name="P32">Paramètres :</text:p>
      <text:p text:style-name="P51"><text:span text:style-name="T5">- </text:span><text:span text:style-name="T7">ID_</text:span><text:span text:style-name="T17">Personne</text:span><text:span text:style-name="T5"> – Nom de famille de la personne, type String</text:span></text:p>
      <text:p text:style-name="P54"><text:span text:style-name="T5">- </text:span><text:span text:style-name="T33">ID</text:span><text:span text:style-name="T7">_</text:span><text:span text:style-name="T18">Equipe</text:span><text:span text:style-name="T5"> – Prénom de la personne, type String</text:span></text:p>
      <text:p text:style-name="P51"><text:span text:style-name="T5">- </text:span><text:span text:style-name="T17">ID_Saison</text:span><text:span text:style-name="T5"> – Nom de famille de la personne, type Date.</text:span></text:p>
      <text:p text:style-name="P51"><text:span text:style-name="T5">- </text:span><text:span text:style-name="T17">position</text:span><text:span text:style-name="T5"> – numéro de téléphone, type String.</text:span></text:p>
      <text:p text:style-name="P51"><text:span text:style-name="T5">- </text:span><text:span text:style-name="T7">numero</text:span><text:span text:style-name="T5">_</text:span><text:span text:style-name="T17">Chandail</text:span><text:span text:style-name="T5"> – adresse courriel de la personne, type String.</text:span></text:p>
      <text:p text:style-name="P51"><text:span text:style-name="T5">- </text:span><text:span text:style-name="T17">temporaire</text:span><text:span text:style-name="T5"> – son adresse, type String. (facultatif)</text:span></text:p>
      <text:p text:style-name="P38"><text:span text:style-name="T5">S</text:span>eul le <text:span text:style-name="T35">champ </text:span><text:span text:style-name="T17">temporaire</text:span><text:span text:style-name="T36"> </text:span><text:span text:style-name="T37">peut </text:span><text:s/>être <text:span text:style-name="T35">laiss</text:span>é <text:span text:style-name="T35">vide pour créer</text:span> l'entrée dans la table, <text:span text:style-name="T35">la valeur «faux» sera inséré par le script si le champ est nul.</text:span></text:p>
      <text:p text:style-name="P35">Si «Status» est «Success», retourne le nouvel identifiant de la ligue sous la forme :</text:p>
      <text:p text:style-name="P60">«Id» : «identifiant»</text:p>
      <text:p text:style-name="P29"><text:span text:style-name="T5">Set identifiant sera désigné ID_</text:span>Alignement.</text:p>
      <text:p text:style-name="P9"/>
      <text:p text:style-name="P9"><text:tab/><text:span text:style-name="T6">new</text:span><text:span text:style-name="T17">Saison</text:span><text:span text:style-name="T5"> – Enregistre une nouvelle saison</text:span> </text:p>
      <text:p text:style-name="P33">Paramètres :</text:p>
      <text:p text:style-name="P54"><text:span text:style-name="T5">- </text:span><text:span text:style-name="T8">ID_Ligue</text:span><text:span text:style-name="T5"> – Identifiant de la ligue à laquelle appartient l'équipe, type Int</text:span></text:p>
      <text:p text:style-name="P54"><text:span text:style-name="T5">- </text:span><text:span text:style-name="T17">Date_Debut</text:span><text:span text:style-name="T5"> – Date de début de la saison, type Date.</text:span></text:p>
      <text:p text:style-name="P54"><text:span text:style-name="T5">- </text:span><text:span text:style-name="T17">Date_Fin</text:span><text:span text:style-name="T5"> – Date où la saison se termine, type Date.</text:span></text:p>
      <text:p text:style-name="P54"><text:span text:style-name="T5">- </text:span><text:span text:style-name="T17">numero Saison</text:span><text:span text:style-name="T5"> – Numéro de saison, type int.</text:span></text:p>
      <text:p text:style-name="P36">Si «Status» est «Success», retourne le nouvel identifiant de l'équipe sous la forme :</text:p>
      <text:p text:style-name="P61">«Id» : «identifiant»</text:p>
      <text:p text:style-name="P36">Set identifiant sera désigné ID_Saison.</text:p>
      <text:p text:style-name="P9"/>
      <text:p text:style-name="P9"><text:tab/><text:span text:style-name="T6">newPartie</text:span><text:span text:style-name="T5"> – Inscrit une nouvelle Partie dans la table.</text:span>. </text:p>
      <text:p text:style-name="P33">Paramètres :</text:p>
      <text:p text:style-name="P54"><text:span text:style-name="T5">- </text:span><text:span text:style-name="T19">lieu</text:span><text:span text:style-name="T5"> – Location ou la partie à lieu , type String</text:span></text:p>
      <text:p text:style-name="P54"><text:span text:style-name="T5">- </text:span><text:span text:style-name="T31">dure</text:span><text:span text:style-name="T32">e</text:span><text:span text:style-name="T5"> – Durée de la partie, type time (facultatif)</text:span></text:p>
      <text:p text:style-name="P55"><text:span text:style-name="T5">- </text:span><text:span text:style-name="T31">D</text:span><text:span text:style-name="T19">ate_Partie</text:span><text:span text:style-name="T5"> – Date à laquelle la partie a lieu, type Date</text:span></text:p>
      <text:p text:style-name="P55"><text:span text:style-name="T5">- </text:span><text:span text:style-name="T31">ID_Equipe</text:span><text:span text:style-name="T33">1</text:span><text:span text:style-name="T5"> – Identifiant de l'équipe 1, type Int</text:span></text:p>
      <text:p text:style-name="P55"><text:span text:style-name="T5">- </text:span><text:span text:style-name="T31">ID_Equipe</text:span><text:span text:style-name="T33">1</text:span><text:span text:style-name="T5"> – Identifiant de l'équipe 2, type Int</text:span></text:p>
      <text:p text:style-name="P55"><text:span text:style-name="T5">- </text:span><text:span text:style-name="T33">pointage1</text:span><text:span text:style-name="T5"> – Pointage final de l'équipe 1, type Int (facultatif)</text:span></text:p>
      <text:p text:style-name="P56"><text:span text:style-name="T5">- </text:span><text:span text:style-name="T33">pointage2</text:span><text:span text:style-name="T5"> – Pointage final de l'équipe 2, type Int (facultatif)</text:span></text:p>
      <text:p text:style-name="P63"><text:span text:style-name="T5">S</text:span>eul le <text:span text:style-name="T35">champ </text:span><text:span text:style-name="T31">dure</text:span><text:span text:style-name="T32">e</text:span><text:span text:style-name="T35"> et de </text:span><text:span text:style-name="T33">pointage</text:span><text:span text:style-name="T36"> </text:span><text:span text:style-name="T37">peu</text:span><text:span text:style-name="T38">ven</text:span><text:span text:style-name="T37">t</text:span> être <text:span text:style-name="T35">laiss</text:span>é <text:span text:style-name="T35">vide pour créer</text:span> l'entrée dans la table<text:span text:style-name="T35">.</text:span></text:p>
      <text:p text:style-name="P36"><text:soft-page-break/>Si «Status» est «Success», retourne le nouvel identifiant de l'équipe sous la forme :</text:p>
      <text:p text:style-name="P61">«Id» : «identifiant»</text:p>
      <text:p text:style-name="P30"><text:span text:style-name="T5">Set identifiant sera désigné ID_Parti</text:span>e.</text:p>
      <text:p text:style-name="P11"/>
      <text:p text:style-name="P11"><text:tab/><text:span text:style-name="T6">new</text:span><text:span text:style-name="T21">Event</text:span><text:span text:style-name="T5"> – Inscrit une nouvelle Partie dans la table.</text:span>. </text:p>
      <text:p text:style-name="P34">Paramètres :</text:p>
      <text:p text:style-name="P57"><text:span text:style-name="T5">- </text:span><text:span text:style-name="T7">id</text:span><text:span text:style-name="T21">But</text:span><text:span text:style-name="T5"> – Identifiant de la personne qui marque un but , type Int (facultatif).</text:span></text:p>
      <text:p text:style-name="P58"><text:span text:style-name="T5">- </text:span><text:span text:style-name="T34">idPasse</text:span><text:span text:style-name="T5"> – Durée de la partie, type Int (facultatif)</text:span></text:p>
      <text:p text:style-name="P58"><text:span text:style-name="T5">- </text:span><text:span text:style-name="T34">idPartie</text:span><text:span text:style-name="T5"> – Durée de la partie, type Int</text:span></text:p>
      <text:p text:style-name="P58"><text:span text:style-name="T5">- </text:span><text:span text:style-name="T34">idPenalite</text:span><text:span text:style-name="T5"> – Durée de la partie, type Int (facultatif)</text:span></text:p>
      <text:p text:style-name="P58"><text:span text:style-name="T5">- </text:span><text:span text:style-name="T34">idLancer</text:span><text:span text:style-name="T5"> – Durée de la partie, type Int (facultatif)</text:span></text:p>
      <text:p text:style-name="P64"><text:span text:style-name="T5">S</text:span>eul le <text:span text:style-name="T35">champ </text:span><text:span text:style-name="T20">idPartie</text:span><text:span text:style-name="T35"> est absolument nécessaire pour créer</text:span> l'entrée dans la table, <text:span text:style-name="T40">mais au moins une autre champ parmi </text:span><text:span text:style-name="T22">idBut</text:span><text:span text:style-name="T40">, </text:span><text:span text:style-name="T22">idPenalite</text:span><text:span text:style-name="T40"> et </text:span><text:span text:style-name="T22">idLancer</text:span><text:span text:style-name="T40"> doit être présent.</text:span></text:p>
      <text:p text:style-name="P37">Si «Status» est «Success», retourne le nouvel identifiant de l'é<text:span text:style-name="T41">vènement</text:span> sous la forme :</text:p>
      <text:p text:style-name="P62">«Id» : «identifiant»</text:p>
      <text:p text:style-name="P37">Set identifiant sera désigné ID_Evenement.</text:p>
      <text:p text:style-name="P12"/>
      <text:h text:style-name="Heading_20_2" text:outline-level="2">Reader.php</text:h>
      <text:p text:style-name="P6"><text:tab/>Le script «Reader.php» plus complexe car il doit combiner les information de plusieurs tables. <text:s/>Ces routines sont :</text:p>
      <text:p text:style-name="P26"><text:span text:style-name="CharAttribute0"><text:span text:style-name="T9">validateLogin</text:span></text:span><text:span text:style-name="CharAttribute0"><text:span text:style-name="T25"> – Valide le nom d'usager et le mot de passe.</text:span></text:span></text:p>
      <text:p text:style-name="P42"><text:span text:style-name="CharAttribute0"><text:span text:style-name="T25">Paramètres :</text:span></text:span></text:p>
      <text:p text:style-name="P75"><text:span text:style-name="CharAttribute0"><text:span text:style-name="T9">userName</text:span></text:span><text:span text:style-name="CharAttribute0"><text:span text:style-name="T25"> – nom d'usager</text:span></text:span></text:p>
      <text:p text:style-name="P75"><text:span text:style-name="CharAttribute0"><text:span text:style-name="T9">passsWord</text:span></text:span><text:span text:style-name="CharAttribute0"><text:span text:style-name="T25"> – mot de passe e l'usager<text:line-break/></text:span></text:span></text:p>
      <text:p text:style-name="P42"><text:span text:style-name="CharAttribute0"><text:span text:style-name="T25">retourne : un objet contenant </text:span></text:span></text:p>
      <text:p text:style-name="P75"><text:span text:style-name="CharAttribute0"><text:span text:style-name="T25">- le status (Success/Fail)</text:span></text:span></text:p>
      <text:p text:style-name="P75"><text:span text:style-name="CharAttribute0"><text:span text:style-name="T25">- un objet contenant l'id, nom et prénom de l'usager</text:span></text:span></text:p>
      <text:p text:style-name="P75"><text:span text:style-name="CharAttribute0"><text:span text:style-name="T25">- Un objet contenant une liste de Compétences</text:span></text:span></text:p>
      <text:p text:style-name="P42"><text:span text:style-name="CharAttribute0"><text:span text:style-name="T25">Si «Status» est «Success», retourne deux objets  :</text:span></text:span></text:p>
      <text:p text:style-name="P75"><text:span text:style-name="CharAttribute0"><text:span text:style-name="T25">un objet personne ayant la forme :</text:span></text:span></text:p>
      <text:p text:style-name="P77"><text:span text:style-name="CharAttribute5"><text:span text:style-name="T9">«personne» : {«Id» : «ID_Personne»,</text:span></text:span></text:p>
      <text:p text:style-name="P88"><text:span text:style-name="CharAttribute5"><text:span text:style-name="T9">«nom» : «nom de la personne»,</text:span></text:span></text:p>
      <text:p text:style-name="P88"><text:span text:style-name="CharAttribute5"><text:span text:style-name="T9">«prenom» : «prenom de la personne»}</text:span></text:span></text:p>
      <text:p text:style-name="P75"><text:span text:style-name="CharAttribute0"><text:span text:style-name="T25">une liste d'objet competence ayant la forme :</text:span></text:span></text:p>
      <text:p text:style-name="P95"><text:span text:style-name="CharAttribute5"><text:span text:style-name="T9">«competence» : [{«Id» : «ID_Personne»,</text:span></text:span></text:p>
      <text:p text:style-name="P87"><text:span text:style-name="CharAttribute5"><text:span text:style-name="T9">«competenceValue» : «type de competence»,<text:line-break/>«ligue» : «ID_Ligue sur laquelle s'applique la competence»,<text:line-break/>«ligue» : «ID_SousLigue sur laquelle s'applique la competence»,<text:line-break/></text:span></text:span><text:soft-page-break/><text:span text:style-name="CharAttribute5"><text:span text:style-name="T9">«equipe» : «ID_Equipe sur laquelle s'applique la competence»},...]</text:span></text:span></text:p>
      <text:p text:style-name="P6"/>
      <text:p text:style-name="P25"><text:span text:style-name="CharAttribute0"><text:span text:style-name="T10">l</text:span></text:span><text:span text:style-name="CharAttribute0"><text:span text:style-name="T9">isteEquipe</text:span></text:span><text:span text:style-name="CharAttribute0"><text:span text:style-name="T25"> – fait la liste des équipes d'une ligue</text:span></text:span></text:p>
      <text:p text:style-name="P42"><text:span text:style-name="CharAttribute0"><text:span text:style-name="T25">Paramètres :</text:span></text:span></text:p>
      <text:p text:style-name="P75"><text:span text:style-name="CharAttribute0"><text:span text:style-name="T9">idLigue</text:span></text:span><text:span text:style-name="CharAttribute0"><text:span text:style-name="T25"> – Id de la ligue </text:span></text:span><text:span text:style-name="CharAttribute0"><text:span text:style-name="T26">à laquelle l'équipe apartient</text:span></text:span><text:span text:style-name="CharAttribute0"><text:span text:style-name="T25"><text:line-break/></text:span></text:span></text:p>
      <text:p text:style-name="P42"><text:span text:style-name="CharAttribute0"><text:span text:style-name="T25">retourne : un objet contenant </text:span></text:span></text:p>
      <text:p text:style-name="P75"><text:span text:style-name="CharAttribute0"><text:span text:style-name="T25">- le status (Success/Fail)</text:span></text:span></text:p>
      <text:p text:style-name="P75"><text:span text:style-name="CharAttribute0"><text:span text:style-name="T25">- Un objet contenant une liste d'équipes</text:span></text:span></text:p>
      <text:p text:style-name="P43"><text:span text:style-name="CharAttribute0"><text:span text:style-name="T25">Si «Status» est «Success», </text:span></text:span><text:span text:style-name="CharAttribute0"><text:span text:style-name="T27">la</text:span></text:span><text:span text:style-name="CharAttribute0"><text:span text:style-name="T25"> liste d'objet équipe </text:span></text:span><text:span text:style-name="CharAttribute0"><text:span text:style-name="T28">aura</text:span></text:span><text:span text:style-name="CharAttribute0"><text:span text:style-name="T25"> la forme :</text:span></text:span></text:p>
      <text:p text:style-name="P77"><text:span text:style-name="CharAttribute5"><text:span text:style-name="T9">«equipes» : [{«Id» : «ID_Equipe»,</text:span></text:span></text:p>
      <text:p text:style-name="P76"><text:span text:style-name="CharAttribute5"><text:span text:style-name="T9">«nom» : «nom de l'équipe»},...]</text:span></text:span></text:p>
      <text:p text:style-name="P6"/>
      <text:p text:style-name="P17"><text:span text:style-name="T6">listeJoueur</text:span> – Fait la liste des joueurs d'une équipe</text:p>
      <text:p text:style-name="P27">Paramètres :</text:p>
      <text:p text:style-name="P49"><text:span text:style-name="T6">idEquipe</text:span> – Id de l'équipe <text:span text:style-name="T43">de laquelle font parti les joueurs</text:span><text:line-break/></text:p>
      <text:p text:style-name="P27">retourne : un objet contenant </text:p>
      <text:p text:style-name="P49">- le status (Success/Fail)</text:p>
      <text:p text:style-name="P66">- Un objet contenant une liste de joueur</text:p>
      <text:p text:style-name="P43"><text:span text:style-name="CharAttribute0"><text:span text:style-name="T25">Si «Status» est «Success», </text:span></text:span><text:span text:style-name="CharAttribute0"><text:span text:style-name="T27">la</text:span></text:span><text:span text:style-name="CharAttribute0"><text:span text:style-name="T25"> liste d'objet </text:span></text:span><text:span text:style-name="CharAttribute0"><text:span text:style-name="T27">joueur</text:span></text:span><text:span text:style-name="CharAttribute0"><text:span text:style-name="T25"> </text:span></text:span><text:span text:style-name="CharAttribute0"><text:span text:style-name="T28">aura</text:span></text:span><text:span text:style-name="CharAttribute0"><text:span text:style-name="T25"> la forme :</text:span></text:span></text:p>
      <text:p text:style-name="P78"><text:span text:style-name="CharAttribute5"><text:span text:style-name="T9">«</text:span></text:span><text:span text:style-name="CharAttribute5"><text:span text:style-name="T11">Alignement</text:span></text:span><text:span text:style-name="CharAttribute5"><text:span text:style-name="T9">» : [{«Id» : «ID_</text:span></text:span><text:span text:style-name="CharAttribute5"><text:span text:style-name="T11">Personne</text:span></text:span><text:span text:style-name="CharAttribute5"><text:span text:style-name="T9">»,</text:span></text:span></text:p>
      <text:p text:style-name="P89"><text:span text:style-name="CharAttribute5"><text:span text:style-name="T9">«</text:span></text:span><text:span text:style-name="CharAttribute5"><text:span text:style-name="T11">pre</text:span></text:span><text:span text:style-name="CharAttribute5"><text:span text:style-name="T9">nom» : «</text:span></text:span><text:span text:style-name="CharAttribute5"><text:span text:style-name="T11">pré</text:span></text:span><text:span text:style-name="CharAttribute5"><text:span text:style-name="T9">nom de l'équipe»,<text:line-break/>«nom» : «nom de l'équipe»,<text:line-break/>«</text:span></text:span><text:span text:style-name="CharAttribute5"><text:span text:style-name="T11">numeroChandail</text:span></text:span><text:span text:style-name="CharAttribute5"><text:span text:style-name="T9">» : «</text:span></text:span><text:span text:style-name="CharAttribute5"><text:span text:style-name="T11">numéro de chandail du joueur</text:span></text:span><text:span text:style-name="CharAttribute5"><text:span text:style-name="T9">»},...]</text:span></text:span></text:p>
      <text:p text:style-name="P67"/>
      <text:p text:style-name="P17"><text:span text:style-name="T6">listeJoueurLigue</text:span> – Fait la liste des joueurs d'une ligue</text:p>
      <text:p text:style-name="P27">Paramètres :</text:p>
      <text:p text:style-name="P49"><text:span text:style-name="T6">idLigue</text:span> – Id de la ligue <text:span text:style-name="T44">dans laquelle le joueur évolu.</text:span><text:line-break/></text:p>
      <text:p text:style-name="P27">retourne : un objet contenant </text:p>
      <text:p text:style-name="P49">- le status (Success/Fail)</text:p>
      <text:p text:style-name="P68">- Un objet contenant une liste de joueur</text:p>
      <text:p text:style-name="P43"><text:span text:style-name="CharAttribute0"><text:span text:style-name="T25">Si «Status» est «Success», </text:span></text:span><text:span text:style-name="CharAttribute0"><text:span text:style-name="T27">la</text:span></text:span><text:span text:style-name="CharAttribute0"><text:span text:style-name="T25"> liste d'objet </text:span></text:span><text:span text:style-name="CharAttribute0"><text:span text:style-name="T27">joueur</text:span></text:span><text:span text:style-name="CharAttribute0"><text:span text:style-name="T25"> </text:span></text:span><text:span text:style-name="CharAttribute0"><text:span text:style-name="T28">aura</text:span></text:span><text:span text:style-name="CharAttribute0"><text:span text:style-name="T25"> la forme :</text:span></text:span></text:p>
      <text:p text:style-name="P79"><text:span text:style-name="CharAttribute5"><text:span text:style-name="T9">«</text:span></text:span><text:span text:style-name="CharAttribute5"><text:span text:style-name="T11">Alignement</text:span></text:span><text:span text:style-name="CharAttribute5"><text:span text:style-name="T9">» : [{«Id» : «ID_</text:span></text:span><text:span text:style-name="CharAttribute5"><text:span text:style-name="T11">Personne</text:span></text:span><text:span text:style-name="CharAttribute5"><text:span text:style-name="T9">»,</text:span></text:span></text:p>
      <text:p text:style-name="P91"><text:span text:style-name="CharAttribute5"><text:span text:style-name="T9">«</text:span></text:span><text:span text:style-name="CharAttribute5"><text:span text:style-name="T11">pre</text:span></text:span><text:span text:style-name="CharAttribute5"><text:span text:style-name="T9">nom» : «</text:span></text:span><text:span text:style-name="CharAttribute5"><text:span text:style-name="T11">pré</text:span></text:span><text:span text:style-name="CharAttribute5"><text:span text:style-name="T9">nom de l'équipe»,<text:line-break/>«nom» : «nom de l'équipe»,<text:line-break/>«</text:span></text:span><text:span text:style-name="CharAttribute5"><text:span text:style-name="T11">numeroChandail</text:span></text:span><text:span text:style-name="CharAttribute5"><text:span text:style-name="T9">» : «</text:span></text:span><text:span text:style-name="CharAttribute5"><text:span text:style-name="T11">numéro de chandail du joueur</text:span></text:span><text:span text:style-name="CharAttribute5"><text:span text:style-name="T9">»},...]</text:span></text:span></text:p>
      <text:p text:style-name="P17"/>
      <text:p text:style-name="P17"><text:span text:style-name="T6">listeLigue</text:span> – Fait la liste des ligues d'un gestionnaire</text:p>
      <text:p text:style-name="P27"><text:soft-page-break/>Paramètres :</text:p>
      <text:p text:style-name="P65"><text:span text:style-name="T6">idGestionnaire</text:span> – Id du gestionnaire <text:span text:style-name="T42">(facultatif)</text:span></text:p>
      <text:p text:style-name="P39">Si aucun gestionnaire n'est fourni, <text:span text:style-name="T6">listeLigue</text:span> retourne la liste de toutes les ligues connues</text:p>
      <text:p text:style-name="P27">retourne : un objet contenant </text:p>
      <text:p text:style-name="P49">- le status (Success/Fail)</text:p>
      <text:p text:style-name="P69">- Un objet contenant une liste de ligues</text:p>
      <text:p text:style-name="P44"><text:span text:style-name="CharAttribute0"><text:span text:style-name="T25">Si «Status» est «Success», </text:span></text:span><text:span text:style-name="CharAttribute0"><text:span text:style-name="T27">la</text:span></text:span><text:span text:style-name="CharAttribute0"><text:span text:style-name="T25"> liste d'objet </text:span></text:span><text:span text:style-name="CharAttribute0"><text:span text:style-name="T28">ligue</text:span></text:span><text:span text:style-name="CharAttribute0"><text:span text:style-name="T25"> </text:span></text:span><text:span text:style-name="CharAttribute0"><text:span text:style-name="T28">aura</text:span></text:span><text:span text:style-name="CharAttribute0"><text:span text:style-name="T25"> la forme :</text:span></text:span></text:p>
      <text:p text:style-name="P80"><text:span text:style-name="CharAttribute5"><text:span text:style-name="T9">«</text:span></text:span><text:span text:style-name="CharAttribute5"><text:span text:style-name="T12">Ligues</text:span></text:span><text:span text:style-name="CharAttribute5"><text:span text:style-name="T9">» : [{«Id» : «ID_</text:span></text:span><text:span text:style-name="CharAttribute5"><text:span text:style-name="T12">Ligue</text:span></text:span><text:span text:style-name="CharAttribute5"><text:span text:style-name="T9">»,</text:span></text:span></text:p>
      <text:p text:style-name="P92"><text:span text:style-name="CharAttribute5"><text:span text:style-name="T9">«nom» : «nom de l</text:span></text:span><text:span text:style-name="CharAttribute5"><text:span text:style-name="T12">a ligue</text:span></text:span><text:span text:style-name="CharAttribute5"><text:span text:style-name="T9">»},...]</text:span></text:span></text:p>
      <text:p text:style-name="P17"/>
      <text:p text:style-name="P17"><text:span text:style-name="T6">listeLigueParMarqueur</text:span> – Fait la liste des ligues pour lesquels un marqueur est autorisé </text:p>
      <text:p text:style-name="P27">Paramètres :</text:p>
      <text:p text:style-name="P49"><text:span text:style-name="T6">idMarqueur</text:span> – Id du marqueur<text:line-break/></text:p>
      <text:p text:style-name="P27">retourne : un objet contenant </text:p>
      <text:p text:style-name="P49">- le status (Success/Fail)</text:p>
      <text:p text:style-name="P70">- Un objet contenant une liste de ligues</text:p>
      <text:p text:style-name="P45"><text:span text:style-name="CharAttribute0"><text:span text:style-name="T25">Si «Status» est «Success», </text:span></text:span><text:span text:style-name="CharAttribute0"><text:span text:style-name="T27">la</text:span></text:span><text:span text:style-name="CharAttribute0"><text:span text:style-name="T25"> liste d'objet </text:span></text:span><text:span text:style-name="CharAttribute0"><text:span text:style-name="T28">ligue</text:span></text:span><text:span text:style-name="CharAttribute0"><text:span text:style-name="T25"> </text:span></text:span><text:span text:style-name="CharAttribute0"><text:span text:style-name="T28">aura</text:span></text:span><text:span text:style-name="CharAttribute0"><text:span text:style-name="T25"> la forme :</text:span></text:span></text:p>
      <text:p text:style-name="P81"><text:span text:style-name="CharAttribute5"><text:span text:style-name="T9">«</text:span></text:span><text:span text:style-name="CharAttribute5"><text:span text:style-name="T12">Ligues</text:span></text:span><text:span text:style-name="CharAttribute5"><text:span text:style-name="T9">» : [{«Id» : «ID_</text:span></text:span><text:span text:style-name="CharAttribute5"><text:span text:style-name="T12">Ligue</text:span></text:span><text:span text:style-name="CharAttribute5"><text:span text:style-name="T9">»,</text:span></text:span></text:p>
      <text:p text:style-name="P93"><text:span text:style-name="CharAttribute5"><text:span text:style-name="T9">«nom» : «nom de l</text:span></text:span><text:span text:style-name="CharAttribute5"><text:span text:style-name="T12">a ligue</text:span></text:span><text:span text:style-name="CharAttribute5"><text:span text:style-name="T9">»},...]</text:span></text:span></text:p>
      <text:p text:style-name="P17"/>
      <text:p text:style-name="P20">listeGestionnaires</text:p>
      <text:p text:style-name="P27">Paramètres :</text:p>
      <text:p text:style-name="P49">aucun<text:line-break/></text:p>
      <text:p text:style-name="P27">retourne : un objet contenant </text:p>
      <text:p text:style-name="P49">- le status (Success/Fail)</text:p>
      <text:p text:style-name="P71">- Un objet contenant une liste de gestionnaires</text:p>
      <text:p text:style-name="P46"><text:span text:style-name="CharAttribute0"><text:span text:style-name="T25">Si «Status» est «Success», </text:span></text:span><text:span text:style-name="CharAttribute0"><text:span text:style-name="T27">la</text:span></text:span><text:span text:style-name="CharAttribute0"><text:span text:style-name="T25"> liste d'objet </text:span></text:span><text:span text:style-name="CharAttribute0"><text:span text:style-name="T28">ligue</text:span></text:span><text:span text:style-name="CharAttribute0"><text:span text:style-name="T25"> </text:span></text:span><text:span text:style-name="CharAttribute0"><text:span text:style-name="T28">aura</text:span></text:span><text:span text:style-name="CharAttribute0"><text:span text:style-name="T25"> la forme :</text:span></text:span></text:p>
      <text:p text:style-name="P82"><text:span text:style-name="CharAttribute5"><text:span text:style-name="T9">«</text:span></text:span><text:span text:style-name="CharAttribute5"><text:span text:style-name="T13">Gestionnaires</text:span></text:span><text:span text:style-name="CharAttribute5"><text:span text:style-name="T9">» : [{«Id» : «ID_</text:span></text:span><text:span text:style-name="CharAttribute5"><text:span text:style-name="T13">Personne</text:span></text:span><text:span text:style-name="CharAttribute5"><text:span text:style-name="T9">»,</text:span></text:span></text:p>
      <text:p text:style-name="P94"><text:span text:style-name="CharAttribute5"><text:span text:style-name="T9">«</text:span></text:span><text:span text:style-name="CharAttribute5"><text:span text:style-name="T13">pre</text:span></text:span><text:span text:style-name="CharAttribute5"><text:span text:style-name="T9">nom» : «</text:span></text:span><text:span text:style-name="CharAttribute5"><text:span text:style-name="T13">pré</text:span></text:span><text:span text:style-name="CharAttribute5"><text:span text:style-name="T9">nom d</text:span></text:span><text:span text:style-name="CharAttribute5"><text:span text:style-name="T13">u gestionnaire</text:span></text:span><text:span text:style-name="CharAttribute5"><text:span text:style-name="T9">»,<text:line-break/>«nom» : «nom d</text:span></text:span><text:span text:style-name="CharAttribute5"><text:span text:style-name="T13">u gestionnaire </text:span></text:span><text:span text:style-name="CharAttribute5"><text:span text:style-name="T9">»},...]</text:span></text:span></text:p>
      <text:p text:style-name="P23"/>
      <text:p text:style-name="P21">statJoueur</text:p>
      <text:p text:style-name="P40">Paramètres :</text:p>
      <text:p text:style-name="P74"><text:span text:style-name="T23">ID_Joueur</text:span> – Id du <text:span text:style-name="T45">joueur<text:line-break/></text:span><text:span text:style-name="T23">ID_Saison</text:span><text:span text:style-name="T45"> – Id de l'équipe pour laquelle on veut les statistique du joueur </text:span><text:soft-page-break/><text:span text:style-name="T45">(facultatif)</text:span><text:line-break/><text:span text:style-name="T23">ID_Saison</text:span> – Id <text:span text:style-name="T45">de la saison d'intérêt (facultatif)<text:line-break/></text:span></text:p>
      <text:p text:style-name="P40">retourne : un objet contenant </text:p>
      <text:p text:style-name="P72">- le status (Success/Fail)</text:p>
      <text:p text:style-name="P72">- Un objet contenant une liste de gestionnaires</text:p>
      <text:p text:style-name="P47"><text:span text:style-name="CharAttribute0"><text:span text:style-name="T25">Si «Status» est «Success», </text:span></text:span><text:span text:style-name="CharAttribute0"><text:span text:style-name="T29">Si un idSaison est spécifié, la réponse</text:span></text:span><text:span text:style-name="CharAttribute0"><text:span text:style-name="T25"> </text:span></text:span><text:span text:style-name="CharAttribute0"><text:span text:style-name="T28">aura</text:span></text:span><text:span text:style-name="CharAttribute0"><text:span text:style-name="T25"> la forme :</text:span></text:span></text:p>
      <text:p text:style-name="P83"><text:span text:style-name="CharAttribute5"><text:span text:style-name="T9">«</text:span></text:span><text:span text:style-name="CharAttribute5"><text:span text:style-name="T14">statJoueur</text:span></text:span><text:span text:style-name="CharAttribute5"><text:span text:style-name="T9">» : {«</text:span></text:span><text:span text:style-name="CharAttribute5"><text:span text:style-name="T14">but</text:span></text:span><text:span text:style-name="CharAttribute5"><text:span text:style-name="T9">» : «</text:span></text:span><text:span text:style-name="CharAttribute5"><text:span text:style-name="T14">nombre de but marqué</text:span></text:span><text:span text:style-name="CharAttribute5"><text:span text:style-name="T9">»,</text:span></text:span></text:p>
      <text:p text:style-name="P85"><text:span text:style-name="CharAttribute5"><text:span text:style-name="T9">«</text:span></text:span><text:span text:style-name="CharAttribute5"><text:span text:style-name="T14">passe</text:span></text:span><text:span text:style-name="CharAttribute5"><text:span text:style-name="T9">» : «</text:span></text:span><text:span text:style-name="CharAttribute5"><text:span text:style-name="T13">pré</text:span></text:span><text:span text:style-name="CharAttribute5"><text:span text:style-name="T9">nom d</text:span></text:span><text:span text:style-name="CharAttribute5"><text:span text:style-name="T13">u gestionnaire</text:span></text:span><text:span text:style-name="CharAttribute5"><text:span text:style-name="T9">»,<text:line-break/>«</text:span></text:span><text:span text:style-name="CharAttribute5"><text:span text:style-name="T14">tirBarrage</text:span></text:span><text:span text:style-name="CharAttribute5"><text:span text:style-name="T9">» : «nom</text:span></text:span><text:span text:style-name="CharAttribute5"><text:span text:style-name="T14">bre</text:span></text:span><text:span text:style-name="CharAttribute5"><text:span text:style-name="T9"> </text:span></text:span><text:span text:style-name="CharAttribute5"><text:span text:style-name="T14">de but en tir de barrage</text:span></text:span><text:span text:style-name="CharAttribute5"><text:span text:style-name="T13"> </text:span></text:span><text:span text:style-name="CharAttribute5"><text:span text:style-name="T9">»,<text:line-break/>«</text:span></text:span><text:span text:style-name="CharAttribute5"><text:span text:style-name="T14">penalite</text:span></text:span><text:span text:style-name="CharAttribute5"><text:span text:style-name="T9">» : «nom</text:span></text:span><text:span text:style-name="CharAttribute5"><text:span text:style-name="T14">bre de pénalités</text:span></text:span><text:span text:style-name="CharAttribute5"><text:span text:style-name="T13"> </text:span></text:span><text:span text:style-name="CharAttribute5"><text:span text:style-name="T9">»}</text:span></text:span></text:p>
      <text:p text:style-name="P47"><text:span text:style-name="CharAttribute0"><text:span text:style-name="T25">Si «Status» est «Success», </text:span></text:span><text:span text:style-name="CharAttribute0"><text:span text:style-name="T29">si aucune saison </text:span></text:span><text:span text:style-name="CharAttribute0"><text:span text:style-name="T30">ni équipe ne sont</text:span></text:span><text:span text:style-name="CharAttribute0"><text:span text:style-name="T29"> spécifié</text:span></text:span><text:span text:style-name="CharAttribute0"><text:span text:style-name="T30">es</text:span></text:span><text:span text:style-name="CharAttribute0"><text:span text:style-name="T29">, </text:span></text:span><text:span text:style-name="CharAttribute0"><text:span text:style-name="T27">la</text:span></text:span><text:span text:style-name="CharAttribute0"><text:span text:style-name="T25"> </text:span></text:span><text:span text:style-name="CharAttribute0"><text:span text:style-name="T29">réponse</text:span></text:span><text:span text:style-name="CharAttribute0"><text:span text:style-name="T25"> </text:span></text:span><text:span text:style-name="CharAttribute0"><text:span text:style-name="T28">aura</text:span></text:span><text:span text:style-name="CharAttribute0"><text:span text:style-name="T25"> la forme :</text:span></text:span></text:p>
      <text:p text:style-name="P83"><text:span text:style-name="CharAttribute5"><text:span text:style-name="T9">«</text:span></text:span><text:span text:style-name="CharAttribute5"><text:span text:style-name="T14">statJoueur</text:span></text:span><text:span text:style-name="CharAttribute5"><text:span text:style-name="T9">» : [{«</text:span></text:span><text:span text:style-name="CharAttribute5"><text:span text:style-name="T14">but</text:span></text:span><text:span text:style-name="CharAttribute5"><text:span text:style-name="T9">» : «</text:span></text:span><text:span text:style-name="CharAttribute5"><text:span text:style-name="T14">nombre de but marqué</text:span></text:span><text:span text:style-name="CharAttribute5"><text:span text:style-name="T9">»,</text:span></text:span></text:p>
      <text:p text:style-name="P86"><text:span text:style-name="CharAttribute5"><text:span text:style-name="T9">«</text:span></text:span><text:span text:style-name="CharAttribute5"><text:span text:style-name="T14">passe</text:span></text:span><text:span text:style-name="CharAttribute5"><text:span text:style-name="T9">» : «</text:span></text:span><text:span text:style-name="CharAttribute5"><text:span text:style-name="T13">pré</text:span></text:span><text:span text:style-name="CharAttribute5"><text:span text:style-name="T9">nom d</text:span></text:span><text:span text:style-name="CharAttribute5"><text:span text:style-name="T13">u gestionnaire</text:span></text:span><text:span text:style-name="CharAttribute5"><text:span text:style-name="T9">»,<text:line-break/>«</text:span></text:span><text:span text:style-name="CharAttribute5"><text:span text:style-name="T14">tirBarrage</text:span></text:span><text:span text:style-name="CharAttribute5"><text:span text:style-name="T9">» : «nom</text:span></text:span><text:span text:style-name="CharAttribute5"><text:span text:style-name="T14">bre</text:span></text:span><text:span text:style-name="CharAttribute5"><text:span text:style-name="T9"> </text:span></text:span><text:span text:style-name="CharAttribute5"><text:span text:style-name="T14">de but en tir de barrage</text:span></text:span><text:span text:style-name="CharAttribute5"><text:span text:style-name="T13"> </text:span></text:span><text:span text:style-name="CharAttribute5"><text:span text:style-name="T9">»,<text:line-break/>«</text:span></text:span><text:span text:style-name="CharAttribute5"><text:span text:style-name="T14">penalite</text:span></text:span><text:span text:style-name="CharAttribute5"><text:span text:style-name="T9">» : «nom</text:span></text:span><text:span text:style-name="CharAttribute5"><text:span text:style-name="T14">bre de pénalités</text:span></text:span><text:span text:style-name="CharAttribute5"><text:span text:style-name="T13"> </text:span></text:span><text:span text:style-name="CharAttribute5"><text:span text:style-name="T9">»,<text:line-break/>«</text:span></text:span><text:span text:style-name="CharAttribute5"><text:span text:style-name="T16">equipe</text:span></text:span><text:span text:style-name="CharAttribute5"><text:span text:style-name="T9">» : «n</text:span></text:span><text:span text:style-name="CharAttribute5"><text:span text:style-name="T16">om de l'équipe</text:span></text:span><text:span text:style-name="CharAttribute5"><text:span text:style-name="T9">»,<text:line-break/>«</text:span></text:span><text:span text:style-name="CharAttribute5"><text:span text:style-name="T14">saison</text:span></text:span><text:span text:style-name="CharAttribute5"><text:span text:style-name="T9">» : «n</text:span></text:span><text:span text:style-name="CharAttribute5"><text:span text:style-name="T14">uméro de saison</text:span></text:span><text:span text:style-name="CharAttribute5"><text:span text:style-name="T9">»},...]</text:span></text:span></text:p>
      <text:p text:style-name="P24"/>
      <text:p text:style-name="P22">statEquipe</text:p>
      <text:p text:style-name="P41">Paramètres :</text:p>
      <text:p text:style-name="P73"><text:span text:style-name="T23">ID_</text:span><text:span text:style-name="T24">Equipe</text:span> – Id d<text:span text:style-name="T46">e l'équipe</text:span><text:line-break/><text:span text:style-name="T23">ID_Saison</text:span> – Id <text:span text:style-name="T45">de la saison d'intérêt (facultatif)<text:line-break/></text:span></text:p>
      <text:p text:style-name="P41">retourne : un objet contenant </text:p>
      <text:p text:style-name="P73">- le status (Success/Fail)</text:p>
      <text:p text:style-name="P73">- Un objet contenant une liste de gestionnaires</text:p>
      <text:p text:style-name="P48"><text:span text:style-name="CharAttribute0"><text:span text:style-name="T25">Si «Status» est «Success», </text:span></text:span><text:span text:style-name="CharAttribute0"><text:span text:style-name="T29">Si un idSaison est spécifié, la réponse</text:span></text:span><text:span text:style-name="CharAttribute0"><text:span text:style-name="T25"> </text:span></text:span><text:span text:style-name="CharAttribute0"><text:span text:style-name="T28">aura</text:span></text:span><text:span text:style-name="CharAttribute0"><text:span text:style-name="T25"> la forme :</text:span></text:span></text:p>
      <text:p text:style-name="P84"><text:span text:style-name="CharAttribute5"><text:span text:style-name="T9">«</text:span></text:span><text:span text:style-name="CharAttribute5"><text:span text:style-name="T15">statEquipe</text:span></text:span><text:span text:style-name="CharAttribute5"><text:span text:style-name="T9">» : {«</text:span></text:span><text:span text:style-name="CharAttribute5"><text:span text:style-name="T15">partie</text:span></text:span><text:span text:style-name="CharAttribute5"><text:span text:style-name="T9">» : «</text:span></text:span><text:span text:style-name="CharAttribute5"><text:span text:style-name="T14">nombre de </text:span></text:span><text:span text:style-name="CharAttribute5"><text:span text:style-name="T15">partie jouées</text:span></text:span><text:span text:style-name="CharAttribute5"><text:span text:style-name="T9">»</text:span></text:span></text:p>
      <text:p text:style-name="P90"><text:span text:style-name="CharAttribute5"><text:span text:style-name="T9">«</text:span></text:span><text:span text:style-name="CharAttribute5"><text:span text:style-name="T15">victoire</text:span></text:span><text:span text:style-name="CharAttribute5"><text:span text:style-name="T9">» : «</text:span></text:span><text:span text:style-name="CharAttribute5"><text:span text:style-name="T14">nombre de </text:span></text:span><text:span text:style-name="CharAttribute5"><text:span text:style-name="T15">victoires</text:span></text:span><text:span text:style-name="CharAttribute5"><text:span text:style-name="T9">»,<text:line-break/>«</text:span></text:span><text:span text:style-name="CharAttribute5"><text:span text:style-name="T15">defaite</text:span></text:span><text:span text:style-name="CharAttribute5"><text:span text:style-name="T9">» : «</text:span></text:span><text:span text:style-name="CharAttribute5"><text:span text:style-name="T15">nombre de défaites</text:span></text:span><text:span text:style-name="CharAttribute5"><text:span text:style-name="T9">»,<text:line-break/>«</text:span></text:span><text:span text:style-name="CharAttribute5"><text:span text:style-name="T15">butPour</text:span></text:span><text:span text:style-name="CharAttribute5"><text:span text:style-name="T9">» : «nom</text:span></text:span><text:span text:style-name="CharAttribute5"><text:span text:style-name="T14">bre</text:span></text:span><text:span text:style-name="CharAttribute5"><text:span text:style-name="T9"> </text:span></text:span><text:span text:style-name="CharAttribute5"><text:span text:style-name="T14">de but </text:span></text:span><text:span text:style-name="CharAttribute5"><text:span text:style-name="T15">en faveur</text:span></text:span><text:span text:style-name="CharAttribute5"><text:span text:style-name="T13"> </text:span></text:span><text:span text:style-name="CharAttribute5"><text:span text:style-name="T9">»,<text:line-break/>«</text:span></text:span><text:span text:style-name="CharAttribute5"><text:span text:style-name="T15">butContre</text:span></text:span><text:span text:style-name="CharAttribute5"><text:span text:style-name="T9">» : «nom</text:span></text:span><text:span text:style-name="CharAttribute5"><text:span text:style-name="T14">bre</text:span></text:span><text:span text:style-name="CharAttribute5"><text:span text:style-name="T9"> </text:span></text:span><text:span text:style-name="CharAttribute5"><text:span text:style-name="T14">de but </text:span></text:span><text:span text:style-name="CharAttribute5"><text:span text:style-name="T15">en défaveur</text:span></text:span><text:span text:style-name="CharAttribute5"><text:span text:style-name="T13"> </text:span></text:span><text:span text:style-name="CharAttribute5"><text:span text:style-name="T9">»,<text:line-break/>«</text:span></text:span><text:span text:style-name="CharAttribute5"><text:span text:style-name="T14">penalite</text:span></text:span><text:span text:style-name="CharAttribute5"><text:span text:style-name="T9">» : «nom</text:span></text:span><text:span text:style-name="CharAttribute5"><text:span text:style-name="T14">bre de pénalités</text:span></text:span><text:span text:style-name="CharAttribute5"><text:span text:style-name="T13"> </text:span></text:span><text:span text:style-name="CharAttribute5"><text:span text:style-name="T9">»}</text:span></text:span></text:p>
      <text:p text:style-name="P48"><text:span text:style-name="CharAttribute0"><text:span text:style-name="T25">Si «Status» est «Success», </text:span></text:span><text:span text:style-name="CharAttribute0"><text:span text:style-name="T29">si aucune saison n'est spécifiée, </text:span></text:span><text:span text:style-name="CharAttribute0"><text:span text:style-name="T27">la</text:span></text:span><text:span text:style-name="CharAttribute0"><text:span text:style-name="T25"> </text:span></text:span><text:span text:style-name="CharAttribute0"><text:span text:style-name="T29">réponse</text:span></text:span><text:span text:style-name="CharAttribute0"><text:span text:style-name="T25"> </text:span></text:span><text:span text:style-name="CharAttribute0"><text:span text:style-name="T28">aura</text:span></text:span><text:span text:style-name="CharAttribute0"><text:span text:style-name="T25"> la forme :</text:span></text:span></text:p>
      <text:p text:style-name="P84"><text:span text:style-name="CharAttribute5"><text:span text:style-name="T9">«</text:span></text:span><text:span text:style-name="CharAttribute5"><text:span text:style-name="T15">statEquipe</text:span></text:span><text:span text:style-name="CharAttribute5"><text:span text:style-name="T9">» : [{«</text:span></text:span><text:span text:style-name="CharAttribute5"><text:span text:style-name="T15">partie</text:span></text:span><text:span text:style-name="CharAttribute5"><text:span text:style-name="T9">» : «</text:span></text:span><text:span text:style-name="CharAttribute5"><text:span text:style-name="T14">nombre de </text:span></text:span><text:span text:style-name="CharAttribute5"><text:span text:style-name="T15">partie jouées</text:span></text:span><text:span text:style-name="CharAttribute5"><text:span text:style-name="T9">»,</text:span></text:span></text:p>
      <text:p text:style-name="P90"><text:span text:style-name="CharAttribute5"><text:span text:style-name="T9">«</text:span></text:span><text:span text:style-name="CharAttribute5"><text:span text:style-name="T15">victoire</text:span></text:span><text:span text:style-name="CharAttribute5"><text:span text:style-name="T9">» : «</text:span></text:span><text:span text:style-name="CharAttribute5"><text:span text:style-name="T14">nombre de </text:span></text:span><text:span text:style-name="CharAttribute5"><text:span text:style-name="T15">victoires</text:span></text:span><text:span text:style-name="CharAttribute5"><text:span text:style-name="T9">»,<text:line-break/>«</text:span></text:span><text:span text:style-name="CharAttribute5"><text:span text:style-name="T15">defaite</text:span></text:span><text:span text:style-name="CharAttribute5"><text:span text:style-name="T9">» : «</text:span></text:span><text:span text:style-name="CharAttribute5"><text:span text:style-name="T15">nombre de défaites</text:span></text:span><text:span text:style-name="CharAttribute5"><text:span text:style-name="T9">»,<text:line-break/>«</text:span></text:span><text:span text:style-name="CharAttribute5"><text:span text:style-name="T15">butPour</text:span></text:span><text:span text:style-name="CharAttribute5"><text:span text:style-name="T9">» : «nom</text:span></text:span><text:span text:style-name="CharAttribute5"><text:span text:style-name="T14">bre</text:span></text:span><text:span text:style-name="CharAttribute5"><text:span text:style-name="T9"> </text:span></text:span><text:span text:style-name="CharAttribute5"><text:span text:style-name="T14">de but </text:span></text:span><text:span text:style-name="CharAttribute5"><text:span text:style-name="T15">en faveur</text:span></text:span><text:span text:style-name="CharAttribute5"><text:span text:style-name="T13"> </text:span></text:span><text:span text:style-name="CharAttribute5"><text:span text:style-name="T9">»,<text:line-break/>«</text:span></text:span><text:span text:style-name="CharAttribute5"><text:span text:style-name="T15">butContre</text:span></text:span><text:span text:style-name="CharAttribute5"><text:span text:style-name="T9">» : «nom</text:span></text:span><text:span text:style-name="CharAttribute5"><text:span text:style-name="T14">bre</text:span></text:span><text:span text:style-name="CharAttribute5"><text:span text:style-name="T9"> </text:span></text:span><text:span text:style-name="CharAttribute5"><text:span text:style-name="T14">de but </text:span></text:span><text:span text:style-name="CharAttribute5"><text:span text:style-name="T15">en défaveur</text:span></text:span><text:span text:style-name="CharAttribute5"><text:span text:style-name="T13"> </text:span></text:span><text:span text:style-name="CharAttribute5"><text:span text:style-name="T9">»,<text:line-break/>«</text:span></text:span><text:span text:style-name="CharAttribute5"><text:span text:style-name="T14">penalite</text:span></text:span><text:span text:style-name="CharAttribute5"><text:span text:style-name="T9">» : «nom</text:span></text:span><text:span text:style-name="CharAttribute5"><text:span text:style-name="T14">bre de pénalités</text:span></text:span><text:span text:style-name="CharAttribute5"><text:span text:style-name="T13"> </text:span></text:span><text:span text:style-name="CharAttribute5"><text:span text:style-name="T9">»,<text:line-break/>«</text:span></text:span><text:span text:style-name="CharAttribute5"><text:span text:style-name="T14">saison</text:span></text:span><text:span text:style-name="CharAttribute5"><text:span text:style-name="T9">» : «n</text:span></text:span><text:span text:style-name="CharAttribute5"><text:span text:style-name="T14">uméro de saison</text:span></text:span><text:span text:style-name="CharAttribute5"><text:span text:style-name="T9">»},...]</text:span></text:span></text:p>
      <text:p text:style-name="P3"><text:soft-page-break/></text:p>
      <text:list xml:id="list8429918214984806736" text:style-name="WWNum1">
        <text:list-item>
          <text:h text:style-name="P101" text:outline-level="1">Android</text:h>
        </text:list-item>
        <text:list-item>
          <text:p text:style-name="P99"/>
        </text:list-item>
      </text:list>
      <text:p text:style-name="P97"><text:span text:style-name="T47"><text:tab/>Comme on là vu plus tôt, l'interface d'Android est composé d'une base de données locale et une distante. <text:s/></text:span><text:span text:style-name="T48">La base de données locale n'est qu'un sous-ensemble de la base de données distante et n'est utile que si la distante existe, un peu sur le principe d'une mémoire cache. <text:s/>Son but est d'assurer une persistance temporaire lorsque la base de donnée distante est indisponible.</text:span></text:p>
      <text:p text:style-name="P97"><text:span text:style-name="T48"/></text:p>
      <text:p text:style-name="P98"><text:span text:style-name="T48"><text:tab/></text:span><text:span text:style-name="T49">Les deux section sont adressées de la même façon sans distinction par l'interface usager. C'est le module lui-même qui détermine laquelle des deux section sera adressé par l'interface usager, basé sur la présence d'une connexion réseau et de l'accessibilité de la base de donnée distincte. Si ces deux condition ne sont pas réuni, c'est la copie locale qui sera utilisée.</text:span></text:p>
      <text:p text:style-name="P98"><text:span text:style-name="T48"/></text:p>
      <text:p text:style-name="P98"><text:span text:style-name="T48"><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loext:contextual-spacing="false"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Attribute8" style:family="paragraph" style:default-outline-level="">
      <style:paragraph-properties fo:margin-left="3.752cm" fo:margin-right="0cm" fo:text-align="start" style:justify-single-word="false" fo:orphans="0" fo:widows="0" fo:text-indent="0cm" style:auto-text-indent="false" style:writing-mode="lr-tb"/>
    </style:style>
    <style:style style:name="ParaAttribute4" style:family="paragraph" style:default-outline-level="">
      <style:paragraph-properties fo:margin-left="1.251cm" fo:margin-right="0cm" fo:text-align="start" style:justify-single-word="false" fo:orphans="0" fo:widows="0" fo:text-indent="0cm" style:auto-text-indent="false" style:writing-mode="lr-tb"/>
    </style:style>
    <style:style style:name="ParaAttribute7" style:family="paragraph" style:default-outline-level="">
      <style:paragraph-properties fo:margin-left="2.501cm" fo:margin-right="0cm" fo:text-align="start" style:justify-single-word="false" fo:orphans="0" fo:widows="0" fo:text-indent="0cm" style:auto-text-indent="false" style:writing-mode="lr-tb"/>
    </style:style>
    <style:style style:name="CharAttribute5" style:family="text">
      <style:text-properties fo:color="#0000ff" style:font-name="Liberation Serif" fo:font-family="'Liberation Serif'" style:font-family-generic="roman" style:font-pitch="variable" fo:font-size="12pt" style:font-name-asian="WenQuanYi Micro Hei" style:font-family-asian="'WenQuanYi Micro Hei'" style:font-family-generic-asian="system" style:font-pitch-asian="variable" style:font-size-asian="12pt"/>
    </style:style>
    <style:style style:name="CharAttribute0" style:family="text">
      <style:text-properties style:font-name="Liberation Serif" fo:font-family="'Liberation Serif'" style:font-family-generic="roman" style:font-pitch="variable" fo:font-size="12pt" style:font-name-asian="WenQuanYi Micro Hei" style:font-family-asian="'WenQuanYi Micro Hei'" style:font-family-generic-asian="system" style:font-pitch-asian="variable"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erry St-Pierre</meta:initial-creator>
    <meta:creation-date>2016-04-21T09:25:17.786032436</meta:creation-date>
    <meta:generator>LibreOffice/4.1.3.2$Linux_X86_64 LibreOffice_project/410m0$Build-2</meta:generator>
    <dc:date>2016-04-28T00:24:35.510182218</dc:date>
    <dc:creator>Thierry St-Pierre</dc:creator>
    <meta:editing-duration>PT19H38M35S</meta:editing-duration>
    <meta:editing-cycles>35</meta:editing-cycles>
    <meta:document-statistic meta:table-count="1" meta:image-count="0" meta:object-count="0" meta:page-count="8" meta:paragraph-count="200" meta:word-count="1895" meta:character-count="11654" meta:non-whitespace-character-count="9844"/>
  </office:meta>
</office:document-meta>
</file>